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1.193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1374in"/>
    </style:style>
    <style:style style:name="co6" style:family="table-column">
      <style:table-column-properties fo:break-before="auto" style:column-width="1.1189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3146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0.8028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0.8311in"/>
    </style:style>
    <style:style style:name="co13" style:family="table-column">
      <style:table-column-properties fo:break-before="auto" style:column-width="0.7846in"/>
    </style:style>
    <style:style style:name="co14" style:family="table-column">
      <style:table-column-properties fo:break-before="auto" style:column-width="1.0075in"/>
    </style:style>
    <style:style style:name="co15" style:family="table-column">
      <style:table-column-properties fo:break-before="auto" style:column-width="0.5799in"/>
    </style:style>
    <style:style style:name="co16" style:family="table-column">
      <style:table-column-properties fo:break-before="auto" style:column-width="1.0543in"/>
    </style:style>
    <style:style style:name="co17" style:family="table-column">
      <style:table-column-properties fo:break-before="auto" style:column-width="0.9236in"/>
    </style:style>
    <style:style style:name="co18" style:family="table-column">
      <style:table-column-properties fo:break-before="auto" style:column-width="0.9055in"/>
    </style:style>
    <style:style style:name="co19" style:family="table-column">
      <style:table-column-properties fo:break-before="auto" style:column-width="0.7472in"/>
    </style:style>
    <style:style style:name="co20" style:family="table-column">
      <style:table-column-properties fo:break-before="auto" style:column-width="0.9799in"/>
    </style:style>
    <style:style style:name="co21" style:family="table-column">
      <style:table-column-properties fo:break-before="auto" style:column-width="0.7382in"/>
    </style:style>
    <style:style style:name="co22" style:family="table-column">
      <style:table-column-properties fo:break-before="auto" style:column-width="0.3846in"/>
    </style:style>
    <style:style style:name="co23" style:family="table-column">
      <style:table-column-properties fo:break-before="auto" style:column-width="0.5429in"/>
    </style:style>
    <style:style style:name="co24" style:family="table-column">
      <style:table-column-properties fo:break-before="auto" style:column-width="0.6638in"/>
    </style:style>
    <style:style style:name="co25" style:family="table-column">
      <style:table-column-properties fo:break-before="auto" style:column-width="1.2681in"/>
    </style:style>
    <style:style style:name="co26" style:family="table-column">
      <style:table-column-properties fo:break-before="auto" style:column-width="1.0354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917in"/>
    </style:style>
    <style:style style:name="co29" style:family="table-column">
      <style:table-column-properties fo:break-before="auto" style:column-width="0.8866in"/>
    </style:style>
    <style:style style:name="co30" style:family="table-column">
      <style:table-column-properties fo:break-before="auto" style:column-width="1.2118in"/>
    </style:style>
    <style:style style:name="co31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992" table:default-cell-style-name="Default"/>
        <table:table-row table:style-name="ro1">
          <table:table-cell office:value-type="string">
            <text:p>Date (MM/DD/YYYY)</text:p>
          </table:table-cell>
          <table:table-cell office:value-type="string">
            <text:p>Time (HH:mm:ss)</text:p>
          </table:table-cell>
          <table:table-cell office:value-type="string">
            <text:p>Time (Fract. Sec)</text:p>
          </table:table-cell>
          <table:table-cell office:value-type="string">
            <text:p>Site Name</text:p>
          </table:table-cell>
          <table:table-cell office:value-type="string">
            <text:p>Chlorophyll RFU</text:p>
          </table:table-cell>
          <table:table-cell table:style-name="ce2" office:value-type="string">
            <text:p>Chlorophyll ug/L</text:p>
          </table:table-cell>
          <table:table-cell office:value-type="string">
            <text:p>Cond µS/cm</text:p>
          </table:table-cell>
          <table:table-cell table:style-name="ce2" office:value-type="string">
            <text:p>Depth m</text:p>
          </table:table-cell>
          <table:table-cell office:value-type="string">
            <text:p>fDOM QSU</text:p>
          </table:table-cell>
          <table:table-cell office:value-type="string">
            <text:p>fDOM RFU</text:p>
          </table:table-cell>
          <table:table-cell office:value-type="string">
            <text:p>nLF Cond µS/cm</text:p>
          </table:table-cell>
          <table:table-cell office:value-type="string">
            <text:p>ODO % sat</text:p>
          </table:table-cell>
          <table:table-cell office:value-type="string">
            <text:p>ODO % CB</text:p>
          </table:table-cell>
          <table:table-cell table:style-name="ce2" office:value-type="string">
            <text:p>ODO mg/L</text:p>
          </table:table-cell>
          <table:table-cell office:value-type="string">
            <text:p>Pressure psi a</text:p>
          </table:table-cell>
          <table:table-cell office:value-type="string">
            <text:p>Sal psu</text:p>
          </table:table-cell>
          <table:table-cell office:value-type="string">
            <text:p>SpCond µS/cm</text:p>
          </table:table-cell>
          <table:table-cell office:value-type="string">
            <text:p>TAL PE RFU</text:p>
          </table:table-cell>
          <table:table-cell office:value-type="string">
            <text:p>TAL PE ug/L</text:p>
          </table:table-cell>
          <table:table-cell office:value-type="string">
            <text:p>TDS mg/L</text:p>
          </table:table-cell>
          <table:table-cell table:style-name="ce2" office:value-type="string">
            <text:p>Turbidity FNU</text:p>
          </table:table-cell>
          <table:table-cell office:value-type="string">
            <text:p>TSS mg/L</text:p>
          </table:table-cell>
          <table:table-cell office:value-type="string">
            <text:p>pH</text:p>
          </table:table-cell>
          <table:table-cell office:value-type="string">
            <text:p>pH mV</text:p>
          </table:table-cell>
          <table:table-cell table:style-name="ce2" office:value-type="string">
            <text:p>Temp °C</text:p>
          </table:table-cell>
          <table:table-cell office:value-type="string">
            <text:p>Vertical Position m</text:p>
          </table:table-cell>
          <table:table-cell office:value-type="string">
            <text:p>GPS Latitude °</text:p>
          </table:table-cell>
          <table:table-cell office:value-type="string">
            <text:p>GPS Longitude °</text:p>
          </table:table-cell>
          <table:table-cell office:value-type="string">
            <text:p>Altitude m</text:p>
          </table:table-cell>
          <table:table-cell office:value-type="string">
            <text:p>Battery V</text:p>
          </table:table-cell>
          <table:table-cell office:value-type="string">
            <text:p>Cable Pwr V</text:p>
          </table:table-cell>
          <table:table-cell office:value-type="string">
            <text:p>Barometer mmHg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0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">
            <text:p>0.2</text:p>
          </table:table-cell>
          <table:table-cell table:style-name="ce2" office:value-type="float" office:value="0.85">
            <text:p>0.85</text:p>
          </table:table-cell>
          <table:table-cell office:value-type="float" office:value="287.5">
            <text:p>287.5</text:p>
          </table:table-cell>
          <table:table-cell table:style-name="ce2" office:value-type="float" office:value="-0.356">
            <text:p>-0.356</text:p>
          </table:table-cell>
          <table:table-cell office:value-type="float" office:value="-0.78">
            <text:p>-0.78</text:p>
          </table:table-cell>
          <table:table-cell office:value-type="float" office:value="-0.25">
            <text:p>-0.25</text:p>
          </table:table-cell>
          <table:table-cell office:value-type="float" office:value="276.4">
            <text:p>276.4</text:p>
          </table:table-cell>
          <table:table-cell table:number-columns-repeated="2" office:value-type="float" office:value="108.3">
            <text:p>108.3</text:p>
          </table:table-cell>
          <table:table-cell table:style-name="ce2" office:value-type="float" office:value="8.64">
            <text:p>8.64</text:p>
          </table:table-cell>
          <table:table-cell office:value-type="float" office:value="-0.505">
            <text:p>-0.505</text:p>
          </table:table-cell>
          <table:table-cell office:value-type="float" office:value="0.13">
            <text:p>0.13</text:p>
          </table:table-cell>
          <table:table-cell office:value-type="float" office:value="277.5">
            <text:p>277.5</text:p>
          </table:table-cell>
          <table:table-cell office:value-type="float" office:value="2.03">
            <text:p>2.03</text:p>
          </table:table-cell>
          <table:table-cell office:value-type="float" office:value="5.57">
            <text:p>5.57</text:p>
          </table:table-cell>
          <table:table-cell office:value-type="float" office:value="180">
            <text:p>180</text:p>
          </table:table-cell>
          <table:table-cell table:style-name="ce2" office:value-type="float" office:value="8.66">
            <text:p>8.66</text:p>
          </table:table-cell>
          <table:table-cell office:value-type="float" office:value="0">
            <text:p>0</text:p>
          </table:table-cell>
          <table:table-cell office:value-type="float" office:value="7.51">
            <text:p>7.51</text:p>
          </table:table-cell>
          <table:table-cell office:value-type="float" office:value="-54">
            <text:p>-54</text:p>
          </table:table-cell>
          <table:table-cell table:style-name="ce2" office:value-type="float" office:value="26.889">
            <text:p>26.889</text:p>
          </table:table-cell>
          <table:table-cell office:value-type="float" office:value="-0.355">
            <text:p>-0.355</text:p>
          </table:table-cell>
          <table:table-cell office:value-type="float" office:value="25.90829">
            <text:p>25.90829</text:p>
          </table:table-cell>
          <table:table-cell office:value-type="float" office:value="-80.13619">
            <text:p>-80.13619</text:p>
          </table:table-cell>
          <table:table-cell office:value-type="float" office:value="-0.6">
            <text:p>-0.6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6">
            <text:p>1447.6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10/7/22</text:p>
          </table:table-cell>
          <table:table-cell table:style-name="ce1" office:value-type="string">
            <text:p>12:30:5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lt;None&gt;</text:p>
          </table:table-cell>
          <table:table-cell table:style-name="ce1" office:value-type="float" office:value="0.35">
            <text:p>0.35</text:p>
          </table:table-cell>
          <table:table-cell table:style-name="ce3" office:value-type="float" office:value="1.47">
            <text:p>1.47</text:p>
          </table:table-cell>
          <table:table-cell table:style-name="ce1" office:value-type="float" office:value="52386">
            <text:p>52386</text:p>
          </table:table-cell>
          <table:table-cell table:style-name="ce3" office:value-type="float" office:value="0.452">
            <text:p>0.452</text:p>
          </table:table-cell>
          <table:table-cell table:style-name="ce1" office:value-type="float" office:value="16.05">
            <text:p>16.05</text:p>
          </table:table-cell>
          <table:table-cell table:style-name="ce1" office:value-type="float" office:value="5.36">
            <text:p>5.36</text:p>
          </table:table-cell>
          <table:table-cell table:style-name="ce1" office:value-type="float" office:value="49348.8">
            <text:p>49348.8</text:p>
          </table:table-cell>
          <table:table-cell table:number-columns-repeated="2" table:style-name="ce1" office:value-type="float" office:value="93.3">
            <text:p>93.3</text:p>
          </table:table-cell>
          <table:table-cell table:style-name="ce3" office:value-type="float" office:value="6.11">
            <text:p>6.11</text:p>
          </table:table-cell>
          <table:table-cell table:style-name="ce1" office:value-type="float" office:value="0.656">
            <text:p>0.656</text:p>
          </table:table-cell>
          <table:table-cell table:style-name="ce1" office:value-type="float" office:value="32.4">
            <text:p>32.4</text:p>
          </table:table-cell>
          <table:table-cell table:style-name="ce1" office:value-type="float" office:value="49644.6">
            <text:p>49644.6</text:p>
          </table:table-cell>
          <table:table-cell table:style-name="ce1" office:value-type="float" office:value="0.74">
            <text:p>0.74</text:p>
          </table:table-cell>
          <table:table-cell table:style-name="ce1" office:value-type="float" office:value="2.03">
            <text:p>2.03</text:p>
          </table:table-cell>
          <table:table-cell table:style-name="ce1" office:value-type="float" office:value="32269">
            <text:p>32269</text:p>
          </table:table-cell>
          <table:table-cell table:style-name="ce3" office:value-type="float" office:value="2.06">
            <text:p>2.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82">
            <text:p>7.82</text:p>
          </table:table-cell>
          <table:table-cell table:style-name="ce1" office:value-type="float" office:value="-73">
            <text:p>-73</text:p>
          </table:table-cell>
          <table:table-cell table:style-name="ce3" office:value-type="float" office:value="27.891">
            <text:p>27.891</text:p>
          </table:table-cell>
          <table:table-cell table:style-name="ce1" office:value-type="float" office:value="0.464">
            <text:p>0.464</text:p>
          </table:table-cell>
          <table:table-cell table:style-name="ce1" office:value-type="float" office:value="25.90825">
            <text:p>25.90825</text:p>
          </table:table-cell>
          <table:table-cell table:style-name="ce1" office:value-type="float" office:value="-80.13624">
            <text:p>-80.13624</text:p>
          </table:table-cell>
          <table:table-cell table:style-name="ce1" office:value-type="float" office:value="-0.9">
            <text:p>-0.9</text:p>
          </table:table-cell>
          <table:table-cell table:style-name="ce1" office:value-type="float" office:value="5.83">
            <text:p>5.83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447.6">
            <text:p>1447.6</text:p>
          </table:table-cell>
          <table:table-cell table:style-name="ce1"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1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31">
            <text:p>0.31</text:p>
          </table:table-cell>
          <table:table-cell table:style-name="ce2" office:value-type="float" office:value="1.33">
            <text:p>1.33</text:p>
          </table:table-cell>
          <table:table-cell office:value-type="float" office:value="53647.2">
            <text:p>53647.2</text:p>
          </table:table-cell>
          <table:table-cell table:style-name="ce2" office:value-type="float" office:value="0.69">
            <text:p>0.69</text:p>
          </table:table-cell>
          <table:table-cell office:value-type="float" office:value="13.06">
            <text:p>13.06</text:p>
          </table:table-cell>
          <table:table-cell office:value-type="float" office:value="4.36">
            <text:p>4.36</text:p>
          </table:table-cell>
          <table:table-cell office:value-type="float" office:value="50582">
            <text:p>50582</text:p>
          </table:table-cell>
          <table:table-cell table:number-columns-repeated="2" office:value-type="float" office:value="96.7">
            <text:p>96.7</text:p>
          </table:table-cell>
          <table:table-cell table:style-name="ce2" office:value-type="float" office:value="6.31">
            <text:p>6.31</text:p>
          </table:table-cell>
          <table:table-cell office:value-type="float" office:value="1.002">
            <text:p>1.002</text:p>
          </table:table-cell>
          <table:table-cell office:value-type="float" office:value="33.31">
            <text:p>33.31</text:p>
          </table:table-cell>
          <table:table-cell office:value-type="float" office:value="50880.4">
            <text:p>50880.4</text:p>
          </table:table-cell>
          <table:table-cell office:value-type="float" office:value="0.68">
            <text:p>0.68</text:p>
          </table:table-cell>
          <table:table-cell office:value-type="float" office:value="1.87">
            <text:p>1.87</text:p>
          </table:table-cell>
          <table:table-cell office:value-type="float" office:value="33072">
            <text:p>33072</text:p>
          </table:table-cell>
          <table:table-cell table:style-name="ce2"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7.85">
            <text:p>7.85</text:p>
          </table:table-cell>
          <table:table-cell office:value-type="float" office:value="-75">
            <text:p>-75</text:p>
          </table:table-cell>
          <table:table-cell table:style-name="ce2" office:value-type="float" office:value="27.846">
            <text:p>27.846</text:p>
          </table:table-cell>
          <table:table-cell office:value-type="float" office:value="1.006">
            <text:p>1.006</text:p>
          </table:table-cell>
          <table:table-cell office:value-type="float" office:value="25.90822">
            <text:p>25.90822</text:p>
          </table:table-cell>
          <table:table-cell office:value-type="float" office:value="-80.13626">
            <text:p>-80.13626</text:p>
          </table:table-cell>
          <table:table-cell office:value-type="float" office:value="-1.6">
            <text:p>-1.6</text:p>
          </table:table-cell>
          <table:table-cell office:value-type="float" office:value="5.82">
            <text:p>5.82</text:p>
          </table:table-cell>
          <table:table-cell office:value-type="float" office:value="12.1">
            <text:p>12.1</text:p>
          </table:table-cell>
          <table:table-cell office:value-type="float" office:value="1447.5">
            <text:p>1447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1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6">
            <text:p>0.26</text:p>
          </table:table-cell>
          <table:table-cell table:style-name="ce2" office:value-type="float" office:value="1.12">
            <text:p>1.12</text:p>
          </table:table-cell>
          <table:table-cell office:value-type="float" office:value="54228.1">
            <text:p>54228.1</text:p>
          </table:table-cell>
          <table:table-cell table:style-name="ce2" office:value-type="float" office:value="0.841">
            <text:p>0.841</text:p>
          </table:table-cell>
          <table:table-cell office:value-type="float" office:value="8.95">
            <text:p>8.95</text:p>
          </table:table-cell>
          <table:table-cell office:value-type="float" office:value="2.99">
            <text:p>2.99</text:p>
          </table:table-cell>
          <table:table-cell office:value-type="float" office:value="51167.9">
            <text:p>51167.9</text:p>
          </table:table-cell>
          <table:table-cell table:number-columns-repeated="2" office:value-type="float" office:value="97.3">
            <text:p>97.3</text:p>
          </table:table-cell>
          <table:table-cell table:style-name="ce2" office:value-type="float" office:value="6.33">
            <text:p>6.33</text:p>
          </table:table-cell>
          <table:table-cell office:value-type="float" office:value="1.222">
            <text:p>1.222</text:p>
          </table:table-cell>
          <table:table-cell office:value-type="float" office:value="33.74">
            <text:p>33.74</text:p>
          </table:table-cell>
          <table:table-cell office:value-type="float" office:value="51465.6">
            <text:p>51465.6</text:p>
          </table:table-cell>
          <table:table-cell office:value-type="float" office:value="0.59">
            <text:p>0.59</text:p>
          </table:table-cell>
          <table:table-cell office:value-type="float" office:value="1.64">
            <text:p>1.64</text:p>
          </table:table-cell>
          <table:table-cell office:value-type="float" office:value="33453">
            <text:p>33453</text:p>
          </table:table-cell>
          <table:table-cell table:style-name="ce2" office:value-type="float" office:value="-0.08">
            <text:p>-0.08</text:p>
          </table:table-cell>
          <table:table-cell office:value-type="float" office:value="0">
            <text:p>0</text:p>
          </table:table-cell>
          <table:table-cell office:value-type="float" office:value="7.91">
            <text:p>7.91</text:p>
          </table:table-cell>
          <table:table-cell office:value-type="float" office:value="-78.4">
            <text:p>-78.4</text:p>
          </table:table-cell>
          <table:table-cell table:style-name="ce2" office:value-type="float" office:value="27.81">
            <text:p>27.81</text:p>
          </table:table-cell>
          <table:table-cell office:value-type="float" office:value="1.193">
            <text:p>1.193</text:p>
          </table:table-cell>
          <table:table-cell office:value-type="float" office:value="25.90819">
            <text:p>25.90819</text:p>
          </table:table-cell>
          <table:table-cell office:value-type="float" office:value="-80.13629">
            <text:p>-80.13629</text:p>
          </table:table-cell>
          <table:table-cell office:value-type="float" office:value="-1.7">
            <text:p>-1.7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5">
            <text:p>1447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1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2">
            <text:p>0.22</text:p>
          </table:table-cell>
          <table:table-cell table:style-name="ce2" office:value-type="float" office:value="0.94">
            <text:p>0.94</text:p>
          </table:table-cell>
          <table:table-cell office:value-type="float" office:value="55623.7">
            <text:p>55623.7</text:p>
          </table:table-cell>
          <table:table-cell table:style-name="ce2" office:value-type="float" office:value="1.843">
            <text:p>1.843</text:p>
          </table:table-cell>
          <table:table-cell office:value-type="float" office:value="6.19">
            <text:p>6.19</text:p>
          </table:table-cell>
          <table:table-cell office:value-type="float" office:value="2.07">
            <text:p>2.07</text:p>
          </table:table-cell>
          <table:table-cell office:value-type="float" office:value="52388.8">
            <text:p>52388.8</text:p>
          </table:table-cell>
          <table:table-cell table:number-columns-repeated="2" office:value-type="float" office:value="101.3">
            <text:p>101.3</text:p>
          </table:table-cell>
          <table:table-cell table:style-name="ce2" office:value-type="float" office:value="6.55">
            <text:p>6.55</text:p>
          </table:table-cell>
          <table:table-cell office:value-type="float" office:value="2.679">
            <text:p>2.679</text:p>
          </table:table-cell>
          <table:table-cell office:value-type="float" office:value="34.65">
            <text:p>34.65</text:p>
          </table:table-cell>
          <table:table-cell office:value-type="float" office:value="52703.9">
            <text:p>52703.9</text:p>
          </table:table-cell>
          <table:table-cell office:value-type="float" office:value="0.4">
            <text:p>0.4</text:p>
          </table:table-cell>
          <table:table-cell office:value-type="float" office:value="1.11">
            <text:p>1.11</text:p>
          </table:table-cell>
          <table:table-cell office:value-type="float" office:value="34258">
            <text:p>34258</text:p>
          </table:table-cell>
          <table:table-cell table:style-name="ce2"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7.94">
            <text:p>7.94</text:p>
          </table:table-cell>
          <table:table-cell office:value-type="float" office:value="-80">
            <text:p>-80</text:p>
          </table:table-cell>
          <table:table-cell table:style-name="ce2" office:value-type="float" office:value="27.901">
            <text:p>27.901</text:p>
          </table:table-cell>
          <table:table-cell office:value-type="float" office:value="1.784">
            <text:p>1.784</text:p>
          </table:table-cell>
          <table:table-cell office:value-type="float" office:value="25.90818">
            <text:p>25.90818</text:p>
          </table:table-cell>
          <table:table-cell office:value-type="float" office:value="-80.13631">
            <text:p>-80.13631</text:p>
          </table:table-cell>
          <table:table-cell office:value-type="float" office:value="-1.3">
            <text:p>-1.3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5">
            <text:p>1447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1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1">
            <text:p>0.21</text:p>
          </table:table-cell>
          <table:table-cell table:style-name="ce2" office:value-type="float" office:value="0.9">
            <text:p>0.9</text:p>
          </table:table-cell>
          <table:table-cell office:value-type="float" office:value="55658.1">
            <text:p>55658.1</text:p>
          </table:table-cell>
          <table:table-cell table:style-name="ce2" office:value-type="float" office:value="1.996">
            <text:p>1.996</text:p>
          </table:table-cell>
          <table:table-cell office:value-type="float" office:value="5.33">
            <text:p>5.33</text:p>
          </table:table-cell>
          <table:table-cell office:value-type="float" office:value="1.78">
            <text:p>1.78</text:p>
          </table:table-cell>
          <table:table-cell office:value-type="float" office:value="52494.6">
            <text:p>52494.6</text:p>
          </table:table-cell>
          <table:table-cell table:number-columns-repeated="2" office:value-type="float" office:value="102.6">
            <text:p>102.6</text:p>
          </table:table-cell>
          <table:table-cell table:style-name="ce2" office:value-type="float" office:value="6.64">
            <text:p>6.64</text:p>
          </table:table-cell>
          <table:table-cell office:value-type="float" office:value="2.903">
            <text:p>2.903</text:p>
          </table:table-cell>
          <table:table-cell office:value-type="float" office:value="34.73">
            <text:p>34.73</text:p>
          </table:table-cell>
          <table:table-cell office:value-type="float" office:value="52802.4">
            <text:p>52802.4</text:p>
          </table:table-cell>
          <table:table-cell office:value-type="float" office:value="0.39">
            <text:p>0.39</text:p>
          </table:table-cell>
          <table:table-cell office:value-type="float" office:value="1.07">
            <text:p>1.07</text:p>
          </table:table-cell>
          <table:table-cell office:value-type="float" office:value="34322">
            <text:p>34322</text:p>
          </table:table-cell>
          <table:table-cell table:style-name="ce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7.95">
            <text:p>7.95</text:p>
          </table:table-cell>
          <table:table-cell office:value-type="float" office:value="-81">
            <text:p>-81</text:p>
          </table:table-cell>
          <table:table-cell table:style-name="ce2" office:value-type="float" office:value="27.832">
            <text:p>27.832</text:p>
          </table:table-cell>
          <table:table-cell office:value-type="float" office:value="2.175">
            <text:p>2.175</text:p>
          </table:table-cell>
          <table:table-cell office:value-type="float" office:value="25.90816">
            <text:p>25.90816</text:p>
          </table:table-cell>
          <table:table-cell office:value-type="float" office:value="-80.13633">
            <text:p>-80.13633</text:p>
          </table:table-cell>
          <table:table-cell office:value-type="float" office:value="-0.6">
            <text:p>-0.6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5">
            <text:p>1447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2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2">
            <text:p>0.22</text:p>
          </table:table-cell>
          <table:table-cell table:style-name="ce2" office:value-type="float" office:value="0.96">
            <text:p>0.96</text:p>
          </table:table-cell>
          <table:table-cell office:value-type="float" office:value="55132">
            <text:p>55132</text:p>
          </table:table-cell>
          <table:table-cell table:style-name="ce2" office:value-type="float" office:value="2.831">
            <text:p>2.831</text:p>
          </table:table-cell>
          <table:table-cell office:value-type="float" office:value="5.44">
            <text:p>5.44</text:p>
          </table:table-cell>
          <table:table-cell office:value-type="float" office:value="1.82">
            <text:p>1.82</text:p>
          </table:table-cell>
          <table:table-cell office:value-type="float" office:value="52417.6">
            <text:p>52417.6</text:p>
          </table:table-cell>
          <table:table-cell table:number-columns-repeated="2" office:value-type="float" office:value="102.4">
            <text:p>102.4</text:p>
          </table:table-cell>
          <table:table-cell table:style-name="ce2" office:value-type="float" office:value="6.67">
            <text:p>6.67</text:p>
          </table:table-cell>
          <table:table-cell office:value-type="float" office:value="4.117">
            <text:p>4.117</text:p>
          </table:table-cell>
          <table:table-cell office:value-type="float" office:value="34.65">
            <text:p>34.65</text:p>
          </table:table-cell>
          <table:table-cell office:value-type="float" office:value="52680.4">
            <text:p>52680.4</text:p>
          </table:table-cell>
          <table:table-cell office:value-type="float" office:value="0.37">
            <text:p>0.37</text:p>
          </table:table-cell>
          <table:table-cell office:value-type="float" office:value="1.03">
            <text:p>1.03</text:p>
          </table:table-cell>
          <table:table-cell office:value-type="float" office:value="34242">
            <text:p>34242</text:p>
          </table:table-cell>
          <table:table-cell table:style-name="ce2" office:value-type="float" office:value="-0.07">
            <text:p>-0.07</text:p>
          </table:table-cell>
          <table:table-cell office:value-type="float" office:value="0">
            <text:p>0</text:p>
          </table:table-cell>
          <table:table-cell office:value-type="float" office:value="7.96">
            <text:p>7.96</text:p>
          </table:table-cell>
          <table:table-cell office:value-type="float" office:value="-81.3">
            <text:p>-81.3</text:p>
          </table:table-cell>
          <table:table-cell table:style-name="ce2" office:value-type="float" office:value="27.435">
            <text:p>27.435</text:p>
          </table:table-cell>
          <table:table-cell office:value-type="float" office:value="2.857">
            <text:p>2.857</text:p>
          </table:table-cell>
          <table:table-cell office:value-type="float" office:value="25.90814">
            <text:p>25.90814</text:p>
          </table:table-cell>
          <table:table-cell office:value-type="float" office:value="-80.13635">
            <text:p>-80.13635</text:p>
          </table:table-cell>
          <table:table-cell office:value-type="float" office:value="-0.5">
            <text:p>-0.5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5">
            <text:p>1447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2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5">
            <text:p>0.25</text:p>
          </table:table-cell>
          <table:table-cell table:style-name="ce2" office:value-type="float" office:value="1.09">
            <text:p>1.09</text:p>
          </table:table-cell>
          <table:table-cell office:value-type="float" office:value="55080.5">
            <text:p>55080.5</text:p>
          </table:table-cell>
          <table:table-cell table:style-name="ce2" office:value-type="float" office:value="2.843">
            <text:p>2.843</text:p>
          </table:table-cell>
          <table:table-cell office:value-type="float" office:value="5.38">
            <text:p>5.38</text:p>
          </table:table-cell>
          <table:table-cell office:value-type="float" office:value="1.8">
            <text:p>1.8</text:p>
          </table:table-cell>
          <table:table-cell office:value-type="float" office:value="52401">
            <text:p>52401</text:p>
          </table:table-cell>
          <table:table-cell table:number-columns-repeated="2" office:value-type="float" office:value="102.9">
            <text:p>102.9</text:p>
          </table:table-cell>
          <table:table-cell table:style-name="ce2" office:value-type="float" office:value="6.71">
            <text:p>6.71</text:p>
          </table:table-cell>
          <table:table-cell office:value-type="float" office:value="4.134">
            <text:p>4.134</text:p>
          </table:table-cell>
          <table:table-cell office:value-type="float" office:value="34.64">
            <text:p>34.64</text:p>
          </table:table-cell>
          <table:table-cell office:value-type="float" office:value="52660.3">
            <text:p>52660.3</text:p>
          </table:table-cell>
          <table:table-cell office:value-type="float" office:value="0.38">
            <text:p>0.38</text:p>
          </table:table-cell>
          <table:table-cell office:value-type="float" office:value="1.06">
            <text:p>1.06</text:p>
          </table:table-cell>
          <table:table-cell office:value-type="float" office:value="34229">
            <text:p>34229</text:p>
          </table:table-cell>
          <table:table-cell table:style-name="ce2"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7.96">
            <text:p>7.96</text:p>
          </table:table-cell>
          <table:table-cell office:value-type="float" office:value="-81.4">
            <text:p>-81.4</text:p>
          </table:table-cell>
          <table:table-cell table:style-name="ce2" office:value-type="float" office:value="27.406">
            <text:p>27.406</text:p>
          </table:table-cell>
          <table:table-cell office:value-type="float" office:value="2.907">
            <text:p>2.907</text:p>
          </table:table-cell>
          <table:table-cell office:value-type="float" office:value="25.90812">
            <text:p>25.90812</text:p>
          </table:table-cell>
          <table:table-cell office:value-type="float" office:value="-80.13638">
            <text:p>-80.13638</text:p>
          </table:table-cell>
          <table:table-cell office:value-type="float" office:value="-0.8">
            <text:p>-0.8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5">
            <text:p>1447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2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3">
            <text:p>0.23</text:p>
          </table:table-cell>
          <table:table-cell table:style-name="ce2" office:value-type="float" office:value="0.98">
            <text:p>0.98</text:p>
          </table:table-cell>
          <table:table-cell office:value-type="float" office:value="55196.4">
            <text:p>55196.4</text:p>
          </table:table-cell>
          <table:table-cell table:style-name="ce2" office:value-type="float" office:value="3.521">
            <text:p>3.521</text:p>
          </table:table-cell>
          <table:table-cell office:value-type="float" office:value="5.16">
            <text:p>5.16</text:p>
          </table:table-cell>
          <table:table-cell office:value-type="float" office:value="1.73">
            <text:p>1.73</text:p>
          </table:table-cell>
          <table:table-cell office:value-type="float" office:value="52462.4">
            <text:p>52462.4</text:p>
          </table:table-cell>
          <table:table-cell table:number-columns-repeated="2" office:value-type="float" office:value="101.6">
            <text:p>101.6</text:p>
          </table:table-cell>
          <table:table-cell table:style-name="ce2" office:value-type="float" office:value="6.62">
            <text:p>6.62</text:p>
          </table:table-cell>
          <table:table-cell office:value-type="float" office:value="5.12">
            <text:p>5.12</text:p>
          </table:table-cell>
          <table:table-cell office:value-type="float" office:value="34.68">
            <text:p>34.68</text:p>
          </table:table-cell>
          <table:table-cell office:value-type="float" office:value="52727.2">
            <text:p>52727.2</text:p>
          </table:table-cell>
          <table:table-cell office:value-type="float" office:value="0.45">
            <text:p>0.45</text:p>
          </table:table-cell>
          <table:table-cell office:value-type="float" office:value="1.24">
            <text:p>1.24</text:p>
          </table:table-cell>
          <table:table-cell office:value-type="float" office:value="34273">
            <text:p>34273</text:p>
          </table:table-cell>
          <table:table-cell table:style-name="ce2" office:value-type="float" office:value="-0.11">
            <text:p>-0.11</text:p>
          </table:table-cell>
          <table:table-cell office:value-type="float" office:value="0">
            <text:p>0</text:p>
          </table:table-cell>
          <table:table-cell office:value-type="float" office:value="7.96">
            <text:p>7.96</text:p>
          </table:table-cell>
          <table:table-cell office:value-type="float" office:value="-81.2">
            <text:p>-81.2</text:p>
          </table:table-cell>
          <table:table-cell table:style-name="ce2" office:value-type="float" office:value="27.453">
            <text:p>27.453</text:p>
          </table:table-cell>
          <table:table-cell office:value-type="float" office:value="3.516">
            <text:p>3.516</text:p>
          </table:table-cell>
          <table:table-cell office:value-type="float" office:value="25.9081">
            <text:p>25.9081</text:p>
          </table:table-cell>
          <table:table-cell office:value-type="float" office:value="-80.1364">
            <text:p>-80.1364</text:p>
          </table:table-cell>
          <table:table-cell office:value-type="float" office:value="-0.4">
            <text:p>-0.4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5">
            <text:p>1447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2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4">
            <text:p>0.24</text:p>
          </table:table-cell>
          <table:table-cell table:style-name="ce2" office:value-type="float" office:value="1.03">
            <text:p>1.03</text:p>
          </table:table-cell>
          <table:table-cell office:value-type="float" office:value="55208.2">
            <text:p>55208.2</text:p>
          </table:table-cell>
          <table:table-cell table:style-name="ce2" office:value-type="float" office:value="3.528">
            <text:p>3.528</text:p>
          </table:table-cell>
          <table:table-cell office:value-type="float" office:value="5.08">
            <text:p>5.08</text:p>
          </table:table-cell>
          <table:table-cell office:value-type="float" office:value="1.7">
            <text:p>1.7</text:p>
          </table:table-cell>
          <table:table-cell office:value-type="float" office:value="52465.7">
            <text:p>52465.7</text:p>
          </table:table-cell>
          <table:table-cell table:number-columns-repeated="2" office:value-type="float" office:value="100.7">
            <text:p>100.7</text:p>
          </table:table-cell>
          <table:table-cell table:style-name="ce2" office:value-type="float" office:value="6.56">
            <text:p>6.56</text:p>
          </table:table-cell>
          <table:table-cell office:value-type="float" office:value="5.129">
            <text:p>5.129</text:p>
          </table:table-cell>
          <table:table-cell office:value-type="float" office:value="34.69">
            <text:p>34.69</text:p>
          </table:table-cell>
          <table:table-cell office:value-type="float" office:value="52731.3">
            <text:p>52731.3</text:p>
          </table:table-cell>
          <table:table-cell office:value-type="float" office:value="0.44">
            <text:p>0.44</text:p>
          </table:table-cell>
          <table:table-cell office:value-type="float" office:value="1.2">
            <text:p>1.2</text:p>
          </table:table-cell>
          <table:table-cell office:value-type="float" office:value="34275">
            <text:p>34275</text:p>
          </table:table-cell>
          <table:table-cell table:style-name="ce2" office:value-type="float" office:value="-0.16">
            <text:p>-0.16</text:p>
          </table:table-cell>
          <table:table-cell office:value-type="float" office:value="0">
            <text:p>0</text:p>
          </table:table-cell>
          <table:table-cell office:value-type="float" office:value="7.96">
            <text:p>7.96</text:p>
          </table:table-cell>
          <table:table-cell office:value-type="float" office:value="-81.1">
            <text:p>-81.1</text:p>
          </table:table-cell>
          <table:table-cell table:style-name="ce2" office:value-type="float" office:value="27.459">
            <text:p>27.459</text:p>
          </table:table-cell>
          <table:table-cell office:value-type="float" office:value="3.625">
            <text:p>3.625</text:p>
          </table:table-cell>
          <table:table-cell office:value-type="float" office:value="25.90808">
            <text:p>25.90808</text:p>
          </table:table-cell>
          <table:table-cell office:value-type="float" office:value="-80.13642">
            <text:p>-80.13642</text:p>
          </table:table-cell>
          <table:table-cell office:value-type="float" office:value="0">
            <text:p>0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5">
            <text:p>1447.5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3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29">
            <text:p>0.29</text:p>
          </table:table-cell>
          <table:table-cell table:style-name="ce2" office:value-type="float" office:value="1.25">
            <text:p>1.25</text:p>
          </table:table-cell>
          <table:table-cell office:value-type="float" office:value="55745.7">
            <text:p>55745.7</text:p>
          </table:table-cell>
          <table:table-cell table:style-name="ce2" office:value-type="float" office:value="3.747">
            <text:p>3.747</text:p>
          </table:table-cell>
          <table:table-cell office:value-type="float" office:value="4.66">
            <text:p>4.66</text:p>
          </table:table-cell>
          <table:table-cell office:value-type="float" office:value="1.56">
            <text:p>1.56</text:p>
          </table:table-cell>
          <table:table-cell office:value-type="float" office:value="52689.4">
            <text:p>52689.4</text:p>
          </table:table-cell>
          <table:table-cell table:number-columns-repeated="2" office:value-type="float" office:value="100.3">
            <text:p>100.3</text:p>
          </table:table-cell>
          <table:table-cell table:style-name="ce2" office:value-type="float" office:value="6.49">
            <text:p>6.49</text:p>
          </table:table-cell>
          <table:table-cell office:value-type="float" office:value="5.449">
            <text:p>5.449</text:p>
          </table:table-cell>
          <table:table-cell office:value-type="float" office:value="34.87">
            <text:p>34.87</text:p>
          </table:table-cell>
          <table:table-cell office:value-type="float" office:value="52986.4">
            <text:p>52986.4</text:p>
          </table:table-cell>
          <table:table-cell office:value-type="float" office:value="0.65">
            <text:p>0.65</text:p>
          </table:table-cell>
          <table:table-cell office:value-type="float" office:value="1.78">
            <text:p>1.78</text:p>
          </table:table-cell>
          <table:table-cell office:value-type="float" office:value="34441">
            <text:p>34441</text:p>
          </table:table-cell>
          <table:table-cell table:style-name="ce2" office:value-type="float" office:value="1.23">
            <text:p>1.23</text:p>
          </table:table-cell>
          <table:table-cell office:value-type="float" office:value="0">
            <text:p>0</text:p>
          </table:table-cell>
          <table:table-cell office:value-type="float" office:value="7.95">
            <text:p>7.95</text:p>
          </table:table-cell>
          <table:table-cell office:value-type="float" office:value="-80.8">
            <text:p>-80.8</text:p>
          </table:table-cell>
          <table:table-cell table:style-name="ce2" office:value-type="float" office:value="27.726">
            <text:p>27.726</text:p>
          </table:table-cell>
          <table:table-cell office:value-type="float" office:value="4.196">
            <text:p>4.196</text:p>
          </table:table-cell>
          <table:table-cell office:value-type="float" office:value="25.90805">
            <text:p>25.90805</text:p>
          </table:table-cell>
          <table:table-cell office:value-type="float" office:value="-80.13645">
            <text:p>-80.13645</text:p>
          </table:table-cell>
          <table:table-cell office:value-type="float" office:value="-0.2">
            <text:p>-0.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4">
            <text:p>1447.4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3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44">
            <text:p>0.44</text:p>
          </table:table-cell>
          <table:table-cell table:style-name="ce2" office:value-type="float" office:value="1.87">
            <text:p>1.87</text:p>
          </table:table-cell>
          <table:table-cell office:value-type="float" office:value="56121.6">
            <text:p>56121.6</text:p>
          </table:table-cell>
          <table:table-cell table:style-name="ce2" office:value-type="float" office:value="4.91">
            <text:p>4.91</text:p>
          </table:table-cell>
          <table:table-cell office:value-type="float" office:value="4.44">
            <text:p>4.44</text:p>
          </table:table-cell>
          <table:table-cell office:value-type="float" office:value="1.49">
            <text:p>1.49</text:p>
          </table:table-cell>
          <table:table-cell office:value-type="float" office:value="52891.6">
            <text:p>52891.6</text:p>
          </table:table-cell>
          <table:table-cell table:number-columns-repeated="2" office:value-type="float" office:value="98.2">
            <text:p>98.2</text:p>
          </table:table-cell>
          <table:table-cell table:style-name="ce2" office:value-type="float" office:value="6.34">
            <text:p>6.34</text:p>
          </table:table-cell>
          <table:table-cell office:value-type="float" office:value="7.141">
            <text:p>7.141</text:p>
          </table:table-cell>
          <table:table-cell office:value-type="float" office:value="35.03">
            <text:p>35.03</text:p>
          </table:table-cell>
          <table:table-cell office:value-type="float" office:value="53206.1">
            <text:p>53206.1</text:p>
          </table:table-cell>
          <table:table-cell office:value-type="float" office:value="0.99">
            <text:p>0.99</text:p>
          </table:table-cell>
          <table:table-cell office:value-type="float" office:value="2.71">
            <text:p>2.71</text:p>
          </table:table-cell>
          <table:table-cell office:value-type="float" office:value="34584">
            <text:p>34584</text:p>
          </table:table-cell>
          <table:table-cell table:style-name="ce2" office:value-type="float" office:value="4.33">
            <text:p>4.33</text:p>
          </table:table-cell>
          <table:table-cell office:value-type="float" office:value="0">
            <text:p>0</text:p>
          </table:table-cell>
          <table:table-cell office:value-type="float" office:value="7.94">
            <text:p>7.94</text:p>
          </table:table-cell>
          <table:table-cell office:value-type="float" office:value="-80.2">
            <text:p>-80.2</text:p>
          </table:table-cell>
          <table:table-cell table:style-name="ce2" office:value-type="float" office:value="27.869">
            <text:p>27.869</text:p>
          </table:table-cell>
          <table:table-cell office:value-type="float" office:value="4.95">
            <text:p>4.95</text:p>
          </table:table-cell>
          <table:table-cell office:value-type="float" office:value="25.90803">
            <text:p>25.90803</text:p>
          </table:table-cell>
          <table:table-cell office:value-type="float" office:value="-80.13647">
            <text:p>-80.13647</text:p>
          </table:table-cell>
          <table:table-cell office:value-type="float" office:value="0.4">
            <text:p>0.4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4">
            <text:p>1447.4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3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46">
            <text:p>2.46</text:p>
          </table:table-cell>
          <table:table-cell table:style-name="ce2" office:value-type="float" office:value="10.21">
            <text:p>10.21</text:p>
          </table:table-cell>
          <table:table-cell office:value-type="float" office:value="56134.3">
            <text:p>56134.3</text:p>
          </table:table-cell>
          <table:table-cell table:style-name="ce2" office:value-type="float" office:value="5.11">
            <text:p>5.11</text:p>
          </table:table-cell>
          <table:table-cell office:value-type="float" office:value="6.97">
            <text:p>6.97</text:p>
          </table:table-cell>
          <table:table-cell office:value-type="float" office:value="2.33">
            <text:p>2.33</text:p>
          </table:table-cell>
          <table:table-cell office:value-type="float" office:value="52889.7">
            <text:p>52889.7</text:p>
          </table:table-cell>
          <table:table-cell table:number-columns-repeated="2" office:value-type="float" office:value="97.1">
            <text:p>97.1</text:p>
          </table:table-cell>
          <table:table-cell table:style-name="ce2" office:value-type="float" office:value="6.27">
            <text:p>6.27</text:p>
          </table:table-cell>
          <table:table-cell office:value-type="float" office:value="7.431">
            <text:p>7.431</text:p>
          </table:table-cell>
          <table:table-cell office:value-type="float" office:value="35.03">
            <text:p>35.03</text:p>
          </table:table-cell>
          <table:table-cell office:value-type="float" office:value="53205.6">
            <text:p>53205.6</text:p>
          </table:table-cell>
          <table:table-cell office:value-type="float" office:value="13.5">
            <text:p>13.5</text:p>
          </table:table-cell>
          <table:table-cell office:value-type="float" office:value="36.96">
            <text:p>36.96</text:p>
          </table:table-cell>
          <table:table-cell office:value-type="float" office:value="34584">
            <text:p>34584</text:p>
          </table:table-cell>
          <table:table-cell table:style-name="ce2" office:value-type="float" office:value="1426.19">
            <text:p>1426.19</text:p>
          </table:table-cell>
          <table:table-cell office:value-type="float" office:value="0">
            <text:p>0</text:p>
          </table:table-cell>
          <table:table-cell office:value-type="float" office:value="7.94">
            <text:p>7.94</text:p>
          </table:table-cell>
          <table:table-cell office:value-type="float" office:value="-79.9">
            <text:p>-79.9</text:p>
          </table:table-cell>
          <table:table-cell table:style-name="ce2" office:value-type="float" office:value="27.882">
            <text:p>27.882</text:p>
          </table:table-cell>
          <table:table-cell office:value-type="float" office:value="5.276">
            <text:p>5.276</text:p>
          </table:table-cell>
          <table:table-cell office:value-type="float" office:value="25.90799">
            <text:p>25.90799</text:p>
          </table:table-cell>
          <table:table-cell office:value-type="float" office:value="-80.1365">
            <text:p>-80.1365</text:p>
          </table:table-cell>
          <table:table-cell office:value-type="float" office:value="-2.2">
            <text:p>-2.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3">
            <text:p>1447.3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3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8.77">
            <text:p>8.77</text:p>
          </table:table-cell>
          <table:table-cell table:style-name="ce2" office:value-type="float" office:value="36.28">
            <text:p>36.28</text:p>
          </table:table-cell>
          <table:table-cell office:value-type="float" office:value="56067.1">
            <text:p>56067.1</text:p>
          </table:table-cell>
          <table:table-cell table:style-name="ce2" office:value-type="float" office:value="5.243">
            <text:p>5.243</text:p>
          </table:table-cell>
          <table:table-cell office:value-type="float" office:value="5.31">
            <text:p>5.31</text:p>
          </table:table-cell>
          <table:table-cell office:value-type="float" office:value="1.78">
            <text:p>1.78</text:p>
          </table:table-cell>
          <table:table-cell office:value-type="float" office:value="52812.7">
            <text:p>52812.7</text:p>
          </table:table-cell>
          <table:table-cell table:number-columns-repeated="2" office:value-type="float" office:value="118">
            <text:p>118</text:p>
          </table:table-cell>
          <table:table-cell table:style-name="ce2" office:value-type="float" office:value="7.62">
            <text:p>7.62</text:p>
          </table:table-cell>
          <table:table-cell office:value-type="float" office:value="7.624">
            <text:p>7.624</text:p>
          </table:table-cell>
          <table:table-cell office:value-type="float" office:value="34.97">
            <text:p>34.97</text:p>
          </table:table-cell>
          <table:table-cell office:value-type="float" office:value="53129.7">
            <text:p>53129.7</text:p>
          </table:table-cell>
          <table:table-cell office:value-type="float" office:value="86.86">
            <text:p>86.86</text:p>
          </table:table-cell>
          <table:table-cell office:value-type="float" office:value="237.74">
            <text:p>237.74</text:p>
          </table:table-cell>
          <table:table-cell office:value-type="float" office:value="34534">
            <text:p>34534</text:p>
          </table:table-cell>
          <table:table-cell table:style-name="ce2" office:value-type="float" office:value="282.53">
            <text:p>282.53</text:p>
          </table:table-cell>
          <table:table-cell office:value-type="float" office:value="0">
            <text:p>0</text:p>
          </table:table-cell>
          <table:table-cell office:value-type="float" office:value="7.62">
            <text:p>7.62</text:p>
          </table:table-cell>
          <table:table-cell office:value-type="float" office:value="-60.8">
            <text:p>-60.8</text:p>
          </table:table-cell>
          <table:table-cell table:style-name="ce2" office:value-type="float" office:value="27.895">
            <text:p>27.895</text:p>
          </table:table-cell>
          <table:table-cell office:value-type="float" office:value="5.437">
            <text:p>5.437</text:p>
          </table:table-cell>
          <table:table-cell office:value-type="float" office:value="25.90796">
            <text:p>25.90796</text:p>
          </table:table-cell>
          <table:table-cell office:value-type="float" office:value="-80.13651">
            <text:p>-80.13651</text:p>
          </table:table-cell>
          <table:table-cell office:value-type="float" office:value="-0.5">
            <text:p>-0.5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2">
            <text:p>1447.2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4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8.22">
            <text:p>8.22</text:p>
          </table:table-cell>
          <table:table-cell table:style-name="ce2" office:value-type="float" office:value="34">
            <text:p>34</text:p>
          </table:table-cell>
          <table:table-cell office:value-type="float" office:value="55917.8">
            <text:p>55917.8</text:p>
          </table:table-cell>
          <table:table-cell table:style-name="ce2" office:value-type="float" office:value="5.416">
            <text:p>5.416</text:p>
          </table:table-cell>
          <table:table-cell office:value-type="float" office:value="-0.55">
            <text:p>-0.55</text:p>
          </table:table-cell>
          <table:table-cell office:value-type="float" office:value="-0.18">
            <text:p>-0.18</text:p>
          </table:table-cell>
          <table:table-cell office:value-type="float" office:value="52649.4">
            <text:p>52649.4</text:p>
          </table:table-cell>
          <table:table-cell table:number-columns-repeated="2" office:value-type="float" office:value="151.2">
            <text:p>151.2</text:p>
          </table:table-cell>
          <table:table-cell table:style-name="ce2" office:value-type="float" office:value="9.76">
            <text:p>9.76</text:p>
          </table:table-cell>
          <table:table-cell office:value-type="float" office:value="7.875">
            <text:p>7.875</text:p>
          </table:table-cell>
          <table:table-cell office:value-type="float" office:value="34.85">
            <text:p>34.85</text:p>
          </table:table-cell>
          <table:table-cell office:value-type="float" office:value="52967.8">
            <text:p>52967.8</text:p>
          </table:table-cell>
          <table:table-cell office:value-type="float" office:value="123.42">
            <text:p>123.42</text:p>
          </table:table-cell>
          <table:table-cell office:value-type="float" office:value="337.79">
            <text:p>337.79</text:p>
          </table:table-cell>
          <table:table-cell office:value-type="float" office:value="34429">
            <text:p>34429</text:p>
          </table:table-cell>
          <table:table-cell table:style-name="ce2" office:value-type="float" office:value="240.9">
            <text:p>240.9</text:p>
          </table:table-cell>
          <table:table-cell office:value-type="float" office:value="0">
            <text:p>0</text:p>
          </table:table-cell>
          <table:table-cell office:value-type="float" office:value="7.59">
            <text:p>7.59</text:p>
          </table:table-cell>
          <table:table-cell office:value-type="float" office:value="-58.8">
            <text:p>-58.8</text:p>
          </table:table-cell>
          <table:table-cell table:style-name="ce2" office:value-type="float" office:value="27.916">
            <text:p>27.916</text:p>
          </table:table-cell>
          <table:table-cell office:value-type="float" office:value="5.463">
            <text:p>5.463</text:p>
          </table:table-cell>
          <table:table-cell office:value-type="float" office:value="25.90793">
            <text:p>25.90793</text:p>
          </table:table-cell>
          <table:table-cell office:value-type="float" office:value="-80.13652">
            <text:p>-80.13652</text:p>
          </table:table-cell>
          <table:table-cell office:value-type="float" office:value="-0.7">
            <text:p>-0.7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2">
            <text:p>1447.2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4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9.54">
            <text:p>9.54</text:p>
          </table:table-cell>
          <table:table-cell table:style-name="ce2" office:value-type="float" office:value="39.45">
            <text:p>39.45</text:p>
          </table:table-cell>
          <table:table-cell office:value-type="float" office:value="53091.7">
            <text:p>53091.7</text:p>
          </table:table-cell>
          <table:table-cell table:style-name="ce2" office:value-type="float" office:value="5.484">
            <text:p>5.484</text:p>
          </table:table-cell>
          <table:table-cell office:value-type="float" office:value="-0.49">
            <text:p>-0.49</text:p>
          </table:table-cell>
          <table:table-cell office:value-type="float" office:value="-0.16">
            <text:p>-0.16</text:p>
          </table:table-cell>
          <table:table-cell office:value-type="float" office:value="49923.6">
            <text:p>49923.6</text:p>
          </table:table-cell>
          <table:table-cell table:number-columns-repeated="2" office:value-type="float" office:value="160">
            <text:p>160</text:p>
          </table:table-cell>
          <table:table-cell table:style-name="ce2" office:value-type="float" office:value="10.44">
            <text:p>10.44</text:p>
          </table:table-cell>
          <table:table-cell office:value-type="float" office:value="7.962">
            <text:p>7.962</text:p>
          </table:table-cell>
          <table:table-cell office:value-type="float" office:value="32.83">
            <text:p>32.83</text:p>
          </table:table-cell>
          <table:table-cell office:value-type="float" office:value="50232.5">
            <text:p>50232.5</text:p>
          </table:table-cell>
          <table:table-cell office:value-type="float" office:value="82.59">
            <text:p>82.59</text:p>
          </table:table-cell>
          <table:table-cell office:value-type="float" office:value="226.05">
            <text:p>226.05</text:p>
          </table:table-cell>
          <table:table-cell office:value-type="float" office:value="32651">
            <text:p>32651</text:p>
          </table:table-cell>
          <table:table-cell table:style-name="ce2" office:value-type="float" office:value="255.76">
            <text:p>255.76</text:p>
          </table:table-cell>
          <table:table-cell office:value-type="float" office:value="0">
            <text:p>0</text:p>
          </table:table-cell>
          <table:table-cell office:value-type="float" office:value="7.55">
            <text:p>7.55</text:p>
          </table:table-cell>
          <table:table-cell office:value-type="float" office:value="-56.9">
            <text:p>-56.9</text:p>
          </table:table-cell>
          <table:table-cell table:style-name="ce2" office:value-type="float" office:value="27.98">
            <text:p>27.98</text:p>
          </table:table-cell>
          <table:table-cell office:value-type="float" office:value="5.541">
            <text:p>5.541</text:p>
          </table:table-cell>
          <table:table-cell office:value-type="float" office:value="25.9079">
            <text:p>25.9079</text:p>
          </table:table-cell>
          <table:table-cell office:value-type="float" office:value="-80.13654">
            <text:p>-80.13654</text:p>
          </table:table-cell>
          <table:table-cell office:value-type="float" office:value="-1.2">
            <text:p>-1.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2">
            <text:p>1447.2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4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8.22">
            <text:p>8.22</text:p>
          </table:table-cell>
          <table:table-cell table:style-name="ce2" office:value-type="float" office:value="34.01">
            <text:p>34.01</text:p>
          </table:table-cell>
          <table:table-cell office:value-type="float" office:value="52558.9">
            <text:p>52558.9</text:p>
          </table:table-cell>
          <table:table-cell table:style-name="ce2" office:value-type="float" office:value="5.499">
            <text:p>5.499</text:p>
          </table:table-cell>
          <table:table-cell office:value-type="float" office:value="-0.4">
            <text:p>-0.4</text:p>
          </table:table-cell>
          <table:table-cell office:value-type="float" office:value="-0.13">
            <text:p>-0.13</text:p>
          </table:table-cell>
          <table:table-cell office:value-type="float" office:value="49398.4">
            <text:p>49398.4</text:p>
          </table:table-cell>
          <table:table-cell table:number-columns-repeated="2" office:value-type="float" office:value="157.1">
            <text:p>157.1</text:p>
          </table:table-cell>
          <table:table-cell table:style-name="ce2" office:value-type="float" office:value="10.26">
            <text:p>10.26</text:p>
          </table:table-cell>
          <table:table-cell office:value-type="float" office:value="7.982">
            <text:p>7.982</text:p>
          </table:table-cell>
          <table:table-cell office:value-type="float" office:value="32.44">
            <text:p>32.44</text:p>
          </table:table-cell>
          <table:table-cell office:value-type="float" office:value="49706.7">
            <text:p>49706.7</text:p>
          </table:table-cell>
          <table:table-cell office:value-type="float" office:value="102">
            <text:p>102</text:p>
          </table:table-cell>
          <table:table-cell office:value-type="float" office:value="279.15">
            <text:p>279.15</text:p>
          </table:table-cell>
          <table:table-cell office:value-type="float" office:value="32309">
            <text:p>32309</text:p>
          </table:table-cell>
          <table:table-cell table:style-name="ce2" office:value-type="float" office:value="276.03">
            <text:p>276.03</text:p>
          </table:table-cell>
          <table:table-cell office:value-type="float" office:value="0">
            <text:p>0</text:p>
          </table:table-cell>
          <table:table-cell office:value-type="float" office:value="7.51">
            <text:p>7.51</text:p>
          </table:table-cell>
          <table:table-cell office:value-type="float" office:value="-54.4">
            <text:p>-54.4</text:p>
          </table:table-cell>
          <table:table-cell table:style-name="ce2" office:value-type="float" office:value="28.004">
            <text:p>28.004</text:p>
          </table:table-cell>
          <table:table-cell office:value-type="float" office:value="5.53">
            <text:p>5.53</text:p>
          </table:table-cell>
          <table:table-cell office:value-type="float" office:value="25.90788">
            <text:p>25.90788</text:p>
          </table:table-cell>
          <table:table-cell office:value-type="float" office:value="-80.13655">
            <text:p>-80.13655</text:p>
          </table:table-cell>
          <table:table-cell office:value-type="float" office:value="-1.4">
            <text:p>-1.4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">
            <text:p>144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4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8.03">
            <text:p>8.03</text:p>
          </table:table-cell>
          <table:table-cell table:style-name="ce2" office:value-type="float" office:value="33.22">
            <text:p>33.22</text:p>
          </table:table-cell>
          <table:table-cell office:value-type="float" office:value="52301.8">
            <text:p>52301.8</text:p>
          </table:table-cell>
          <table:table-cell table:style-name="ce2" office:value-type="float" office:value="5.515">
            <text:p>5.515</text:p>
          </table:table-cell>
          <table:table-cell office:value-type="float" office:value="-0.36">
            <text:p>-0.36</text:p>
          </table:table-cell>
          <table:table-cell office:value-type="float" office:value="-0.11">
            <text:p>-0.11</text:p>
          </table:table-cell>
          <table:table-cell office:value-type="float" office:value="49151.2">
            <text:p>49151.2</text:p>
          </table:table-cell>
          <table:table-cell table:number-columns-repeated="2" office:value-type="float" office:value="151.3">
            <text:p>151.3</text:p>
          </table:table-cell>
          <table:table-cell table:style-name="ce2" office:value-type="float" office:value="9.9">
            <text:p>9.9</text:p>
          </table:table-cell>
          <table:table-cell office:value-type="float" office:value="8.004">
            <text:p>8.004</text:p>
          </table:table-cell>
          <table:table-cell office:value-type="float" office:value="32.26">
            <text:p>32.26</text:p>
          </table:table-cell>
          <table:table-cell office:value-type="float" office:value="49458.6">
            <text:p>49458.6</text:p>
          </table:table-cell>
          <table:table-cell office:value-type="float" office:value="93.91">
            <text:p>93.91</text:p>
          </table:table-cell>
          <table:table-cell office:value-type="float" office:value="257.03">
            <text:p>257.03</text:p>
          </table:table-cell>
          <table:table-cell office:value-type="float" office:value="32148">
            <text:p>32148</text:p>
          </table:table-cell>
          <table:table-cell table:style-name="ce2" office:value-type="float" office:value="279.6">
            <text:p>279.6</text:p>
          </table:table-cell>
          <table:table-cell office:value-type="float" office:value="0">
            <text:p>0</text:p>
          </table:table-cell>
          <table:table-cell office:value-type="float" office:value="7.49">
            <text:p>7.49</text:p>
          </table:table-cell>
          <table:table-cell office:value-type="float" office:value="-52.8">
            <text:p>-52.8</text:p>
          </table:table-cell>
          <table:table-cell table:style-name="ce2" office:value-type="float" office:value="28.01">
            <text:p>28.01</text:p>
          </table:table-cell>
          <table:table-cell office:value-type="float" office:value="5.541">
            <text:p>5.541</text:p>
          </table:table-cell>
          <table:table-cell office:value-type="float" office:value="25.90786">
            <text:p>25.90786</text:p>
          </table:table-cell>
          <table:table-cell office:value-type="float" office:value="-80.13657">
            <text:p>-80.13657</text:p>
          </table:table-cell>
          <table:table-cell office:value-type="float" office:value="-2.5">
            <text:p>-2.5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1">
            <text:p>1447.1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10/7/22</text:p>
          </table:table-cell>
          <table:table-cell table:style-name="ce1" office:value-type="string">
            <text:p>12:35:1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lt;None&gt;</text:p>
          </table:table-cell>
          <table:table-cell table:style-name="ce1" office:value-type="float" office:value="8.33">
            <text:p>8.33</text:p>
          </table:table-cell>
          <table:table-cell table:style-name="ce3" office:value-type="float" office:value="34.46">
            <text:p>34.46</text:p>
          </table:table-cell>
          <table:table-cell table:style-name="ce1" office:value-type="float" office:value="52193.7">
            <text:p>52193.7</text:p>
          </table:table-cell>
          <table:table-cell table:style-name="ce3" office:value-type="float" office:value="5.526">
            <text:p>5.526</text:p>
          </table:table-cell>
          <table:table-cell table:style-name="ce1" office:value-type="float" office:value="-0.39">
            <text:p>-0.39</text:p>
          </table:table-cell>
          <table:table-cell table:style-name="ce1" office:value-type="float" office:value="-0.12">
            <text:p>-0.12</text:p>
          </table:table-cell>
          <table:table-cell table:style-name="ce1" office:value-type="float" office:value="49052.8">
            <text:p>49052.8</text:p>
          </table:table-cell>
          <table:table-cell table:number-columns-repeated="2" table:style-name="ce1" office:value-type="float" office:value="143.4">
            <text:p>143.4</text:p>
          </table:table-cell>
          <table:table-cell table:style-name="ce3" office:value-type="float" office:value="9.38">
            <text:p>9.38</text:p>
          </table:table-cell>
          <table:table-cell table:style-name="ce1" office:value-type="float" office:value="8.019">
            <text:p>8.019</text:p>
          </table:table-cell>
          <table:table-cell table:style-name="ce1" office:value-type="float" office:value="32.19">
            <text:p>32.19</text:p>
          </table:table-cell>
          <table:table-cell table:style-name="ce1" office:value-type="float" office:value="49359.2">
            <text:p>49359.2</text:p>
          </table:table-cell>
          <table:table-cell table:style-name="ce1" office:value-type="float" office:value="89.31">
            <text:p>89.31</text:p>
          </table:table-cell>
          <table:table-cell table:style-name="ce1" office:value-type="float" office:value="244.44">
            <text:p>244.44</text:p>
          </table:table-cell>
          <table:table-cell table:style-name="ce1" office:value-type="float" office:value="32083">
            <text:p>32083</text:p>
          </table:table-cell>
          <table:table-cell table:style-name="ce3" office:value-type="float" office:value="277.47">
            <text:p>277.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-53.5">
            <text:p>-53.5</text:p>
          </table:table-cell>
          <table:table-cell table:style-name="ce3" office:value-type="float" office:value="28.007">
            <text:p>28.007</text:p>
          </table:table-cell>
          <table:table-cell table:style-name="ce1" office:value-type="float" office:value="5.539">
            <text:p>5.539</text:p>
          </table:table-cell>
          <table:table-cell table:style-name="ce1" office:value-type="float" office:value="25.9079">
            <text:p>25.9079</text:p>
          </table:table-cell>
          <table:table-cell table:style-name="ce1" office:value-type="float" office:value="-80.1366">
            <text:p>-80.1366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5.82">
            <text:p>5.82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447">
            <text:p>1447</text:p>
          </table:table-cell>
          <table:table-cell table:style-name="ce1"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5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8.34">
            <text:p>8.34</text:p>
          </table:table-cell>
          <table:table-cell table:style-name="ce2" office:value-type="float" office:value="34.5">
            <text:p>34.5</text:p>
          </table:table-cell>
          <table:table-cell office:value-type="float" office:value="55446.6">
            <text:p>55446.6</text:p>
          </table:table-cell>
          <table:table-cell table:style-name="ce2" office:value-type="float" office:value="5.504">
            <text:p>5.504</text:p>
          </table:table-cell>
          <table:table-cell office:value-type="float" office:value="-0.18">
            <text:p>-0.18</text:p>
          </table:table-cell>
          <table:table-cell office:value-type="float" office:value="-0.05">
            <text:p>-0.05</text:p>
          </table:table-cell>
          <table:table-cell office:value-type="float" office:value="52186">
            <text:p>52186</text:p>
          </table:table-cell>
          <table:table-cell table:number-columns-repeated="2" office:value-type="float" office:value="55.6">
            <text:p>55.6</text:p>
          </table:table-cell>
          <table:table-cell table:style-name="ce2" office:value-type="float" office:value="3.6">
            <text:p>3.6</text:p>
          </table:table-cell>
          <table:table-cell office:value-type="float" office:value="8.001">
            <text:p>8.001</text:p>
          </table:table-cell>
          <table:table-cell office:value-type="float" office:value="34.5">
            <text:p>34.5</text:p>
          </table:table-cell>
          <table:table-cell office:value-type="float" office:value="52503.7">
            <text:p>52503.7</text:p>
          </table:table-cell>
          <table:table-cell office:value-type="float" office:value="75.3">
            <text:p>75.3</text:p>
          </table:table-cell>
          <table:table-cell office:value-type="float" office:value="206.08">
            <text:p>206.08</text:p>
          </table:table-cell>
          <table:table-cell office:value-type="float" office:value="34127">
            <text:p>34127</text:p>
          </table:table-cell>
          <table:table-cell table:style-name="ce2" office:value-type="float" office:value="269.88">
            <text:p>269.88</text:p>
          </table:table-cell>
          <table:table-cell office:value-type="float" office:value="0">
            <text:p>0</text:p>
          </table:table-cell>
          <table:table-cell office:value-type="float" office:value="7.51">
            <text:p>7.51</text:p>
          </table:table-cell>
          <table:table-cell office:value-type="float" office:value="-54.5">
            <text:p>-54.5</text:p>
          </table:table-cell>
          <table:table-cell table:style-name="ce2" office:value-type="float" office:value="27.935">
            <text:p>27.935</text:p>
          </table:table-cell>
          <table:table-cell office:value-type="float" office:value="5.463">
            <text:p>5.463</text:p>
          </table:table-cell>
          <table:table-cell office:value-type="float" office:value="25.90791">
            <text:p>25.90791</text:p>
          </table:table-cell>
          <table:table-cell office:value-type="float" office:value="-80.13663">
            <text:p>-80.13663</text:p>
          </table:table-cell>
          <table:table-cell office:value-type="float" office:value="-4.5">
            <text:p>-4.5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2">
            <text:p>1447.2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5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5.95">
            <text:p>5.95</text:p>
          </table:table-cell>
          <table:table-cell table:style-name="ce2" office:value-type="float" office:value="24.62">
            <text:p>24.62</text:p>
          </table:table-cell>
          <table:table-cell office:value-type="float" office:value="55626.9">
            <text:p>55626.9</text:p>
          </table:table-cell>
          <table:table-cell table:style-name="ce2" office:value-type="float" office:value="5.466">
            <text:p>5.466</text:p>
          </table:table-cell>
          <table:table-cell office:value-type="float" office:value="0.23">
            <text:p>0.23</text:p>
          </table:table-cell>
          <table:table-cell office:value-type="float" office:value="0.08">
            <text:p>0.08</text:p>
          </table:table-cell>
          <table:table-cell office:value-type="float" office:value="52383">
            <text:p>52383</text:p>
          </table:table-cell>
          <table:table-cell table:number-columns-repeated="2" office:value-type="float" office:value="93.4">
            <text:p>93.4</text:p>
          </table:table-cell>
          <table:table-cell table:style-name="ce2" office:value-type="float" office:value="6.04">
            <text:p>6.04</text:p>
          </table:table-cell>
          <table:table-cell office:value-type="float" office:value="7.947">
            <text:p>7.947</text:p>
          </table:table-cell>
          <table:table-cell office:value-type="float" office:value="34.65">
            <text:p>34.65</text:p>
          </table:table-cell>
          <table:table-cell office:value-type="float" office:value="52699">
            <text:p>52699</text:p>
          </table:table-cell>
          <table:table-cell office:value-type="float" office:value="42.86">
            <text:p>42.86</text:p>
          </table:table-cell>
          <table:table-cell office:value-type="float" office:value="117.3">
            <text:p>117.3</text:p>
          </table:table-cell>
          <table:table-cell office:value-type="float" office:value="34254">
            <text:p>34254</text:p>
          </table:table-cell>
          <table:table-cell table:style-name="ce2" office:value-type="float" office:value="257.09">
            <text:p>257.09</text:p>
          </table:table-cell>
          <table:table-cell office:value-type="float" office:value="0">
            <text:p>0</text:p>
          </table:table-cell>
          <table:table-cell office:value-type="float" office:value="7.54">
            <text:p>7.54</text:p>
          </table:table-cell>
          <table:table-cell office:value-type="float" office:value="-56.3">
            <text:p>-56.3</text:p>
          </table:table-cell>
          <table:table-cell table:style-name="ce2" office:value-type="float" office:value="27.909">
            <text:p>27.909</text:p>
          </table:table-cell>
          <table:table-cell office:value-type="float" office:value="5.441">
            <text:p>5.441</text:p>
          </table:table-cell>
          <table:table-cell office:value-type="float" office:value="25.90793">
            <text:p>25.90793</text:p>
          </table:table-cell>
          <table:table-cell office:value-type="float" office:value="-80.13663">
            <text:p>-80.13663</text:p>
          </table:table-cell>
          <table:table-cell office:value-type="float" office:value="-3.2">
            <text:p>-3.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2">
            <text:p>1447.2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5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75">
            <text:p>2.75</text:p>
          </table:table-cell>
          <table:table-cell table:style-name="ce2" office:value-type="float" office:value="11.41">
            <text:p>11.41</text:p>
          </table:table-cell>
          <table:table-cell office:value-type="float" office:value="55303">
            <text:p>55303</text:p>
          </table:table-cell>
          <table:table-cell table:style-name="ce2" office:value-type="float" office:value="5.41">
            <text:p>5.41</text:p>
          </table:table-cell>
          <table:table-cell office:value-type="float" office:value="21.54">
            <text:p>21.54</text:p>
          </table:table-cell>
          <table:table-cell office:value-type="float" office:value="7.19">
            <text:p>7.19</text:p>
          </table:table-cell>
          <table:table-cell office:value-type="float" office:value="52073.6">
            <text:p>52073.6</text:p>
          </table:table-cell>
          <table:table-cell table:number-columns-repeated="2" office:value-type="float" office:value="97.3">
            <text:p>97.3</text:p>
          </table:table-cell>
          <table:table-cell table:style-name="ce2" office:value-type="float" office:value="6.3">
            <text:p>6.3</text:p>
          </table:table-cell>
          <table:table-cell office:value-type="float" office:value="7.863">
            <text:p>7.863</text:p>
          </table:table-cell>
          <table:table-cell office:value-type="float" office:value="34.42">
            <text:p>34.42</text:p>
          </table:table-cell>
          <table:table-cell office:value-type="float" office:value="52388.2">
            <text:p>52388.2</text:p>
          </table:table-cell>
          <table:table-cell office:value-type="float" office:value="27.01">
            <text:p>27.01</text:p>
          </table:table-cell>
          <table:table-cell office:value-type="float" office:value="73.93">
            <text:p>73.93</text:p>
          </table:table-cell>
          <table:table-cell office:value-type="float" office:value="34052">
            <text:p>34052</text:p>
          </table:table-cell>
          <table:table-cell table:style-name="ce2" office:value-type="float" office:value="296.74">
            <text:p>296.74</text:p>
          </table:table-cell>
          <table:table-cell office:value-type="float" office:value="0">
            <text:p>0</text:p>
          </table:table-cell>
          <table:table-cell office:value-type="float" office:value="7.52">
            <text:p>7.52</text:p>
          </table:table-cell>
          <table:table-cell office:value-type="float" office:value="-54.9">
            <text:p>-54.9</text:p>
          </table:table-cell>
          <table:table-cell table:style-name="ce2" office:value-type="float" office:value="27.913">
            <text:p>27.913</text:p>
          </table:table-cell>
          <table:table-cell office:value-type="float" office:value="5.357">
            <text:p>5.357</text:p>
          </table:table-cell>
          <table:table-cell office:value-type="float" office:value="25.90792">
            <text:p>25.90792</text:p>
          </table:table-cell>
          <table:table-cell office:value-type="float" office:value="-80.13663">
            <text:p>-80.13663</text:p>
          </table:table-cell>
          <table:table-cell office:value-type="float" office:value="-2">
            <text:p>-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">
            <text:p>144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6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88">
            <text:p>2.88</text:p>
          </table:table-cell>
          <table:table-cell table:style-name="ce2" office:value-type="float" office:value="11.95">
            <text:p>11.95</text:p>
          </table:table-cell>
          <table:table-cell office:value-type="float" office:value="55405.1">
            <text:p>55405.1</text:p>
          </table:table-cell>
          <table:table-cell table:style-name="ce2" office:value-type="float" office:value="5.374">
            <text:p>5.374</text:p>
          </table:table-cell>
          <table:table-cell office:value-type="float" office:value="-0.37">
            <text:p>-0.37</text:p>
          </table:table-cell>
          <table:table-cell office:value-type="float" office:value="-0.11">
            <text:p>-0.11</text:p>
          </table:table-cell>
          <table:table-cell office:value-type="float" office:value="52168.1">
            <text:p>52168.1</text:p>
          </table:table-cell>
          <table:table-cell table:number-columns-repeated="2" office:value-type="float" office:value="98.2">
            <text:p>98.2</text:p>
          </table:table-cell>
          <table:table-cell table:style-name="ce2" office:value-type="float" office:value="6.35">
            <text:p>6.35</text:p>
          </table:table-cell>
          <table:table-cell office:value-type="float" office:value="7.812">
            <text:p>7.812</text:p>
          </table:table-cell>
          <table:table-cell office:value-type="float" office:value="34.49">
            <text:p>34.49</text:p>
          </table:table-cell>
          <table:table-cell office:value-type="float" office:value="52483.5">
            <text:p>52483.5</text:p>
          </table:table-cell>
          <table:table-cell office:value-type="float" office:value="31.21">
            <text:p>31.21</text:p>
          </table:table-cell>
          <table:table-cell office:value-type="float" office:value="85.43">
            <text:p>85.43</text:p>
          </table:table-cell>
          <table:table-cell office:value-type="float" office:value="34114">
            <text:p>34114</text:p>
          </table:table-cell>
          <table:table-cell table:style-name="ce2" office:value-type="float" office:value="277.67">
            <text:p>277.67</text:p>
          </table:table-cell>
          <table:table-cell office:value-type="float" office:value="0">
            <text:p>0</text:p>
          </table:table-cell>
          <table:table-cell office:value-type="float" office:value="7.59">
            <text:p>7.59</text:p>
          </table:table-cell>
          <table:table-cell office:value-type="float" office:value="-58.9">
            <text:p>-58.9</text:p>
          </table:table-cell>
          <table:table-cell table:style-name="ce2" office:value-type="float" office:value="27.915">
            <text:p>27.915</text:p>
          </table:table-cell>
          <table:table-cell office:value-type="float" office:value="5.36">
            <text:p>5.36</text:p>
          </table:table-cell>
          <table:table-cell office:value-type="float" office:value="25.90791">
            <text:p>25.90791</text:p>
          </table:table-cell>
          <table:table-cell office:value-type="float" office:value="-80.13665">
            <text:p>-80.13665</text:p>
          </table:table-cell>
          <table:table-cell office:value-type="float" office:value="-0.7">
            <text:p>-0.7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.1">
            <text:p>1447.1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6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3.09">
            <text:p>3.09</text:p>
          </table:table-cell>
          <table:table-cell table:style-name="ce2" office:value-type="float" office:value="12.82">
            <text:p>12.82</text:p>
          </table:table-cell>
          <table:table-cell office:value-type="float" office:value="55449.6">
            <text:p>55449.6</text:p>
          </table:table-cell>
          <table:table-cell table:style-name="ce2" office:value-type="float" office:value="5.354">
            <text:p>5.354</text:p>
          </table:table-cell>
          <table:table-cell office:value-type="float" office:value="-0.39">
            <text:p>-0.39</text:p>
          </table:table-cell>
          <table:table-cell office:value-type="float" office:value="-0.12">
            <text:p>-0.12</text:p>
          </table:table-cell>
          <table:table-cell office:value-type="float" office:value="52207.5">
            <text:p>52207.5</text:p>
          </table:table-cell>
          <table:table-cell table:number-columns-repeated="2" office:value-type="float" office:value="99.4">
            <text:p>99.4</text:p>
          </table:table-cell>
          <table:table-cell table:style-name="ce2" office:value-type="float" office:value="6.43">
            <text:p>6.43</text:p>
          </table:table-cell>
          <table:table-cell office:value-type="float" office:value="7.783">
            <text:p>7.783</text:p>
          </table:table-cell>
          <table:table-cell office:value-type="float" office:value="34.52">
            <text:p>34.52</text:p>
          </table:table-cell>
          <table:table-cell office:value-type="float" office:value="52523.3">
            <text:p>52523.3</text:p>
          </table:table-cell>
          <table:table-cell office:value-type="float" office:value="29.37">
            <text:p>29.37</text:p>
          </table:table-cell>
          <table:table-cell office:value-type="float" office:value="80.39">
            <text:p>80.39</text:p>
          </table:table-cell>
          <table:table-cell office:value-type="float" office:value="34140">
            <text:p>34140</text:p>
          </table:table-cell>
          <table:table-cell table:style-name="ce2" office:value-type="float" office:value="269.78">
            <text:p>269.78</text:p>
          </table:table-cell>
          <table:table-cell office:value-type="float" office:value="0">
            <text:p>0</text:p>
          </table:table-cell>
          <table:table-cell office:value-type="float" office:value="7.39">
            <text:p>7.39</text:p>
          </table:table-cell>
          <table:table-cell office:value-type="float" office:value="-46.8">
            <text:p>-46.8</text:p>
          </table:table-cell>
          <table:table-cell table:style-name="ce2" office:value-type="float" office:value="27.917">
            <text:p>27.917</text:p>
          </table:table-cell>
          <table:table-cell office:value-type="float" office:value="5.339">
            <text:p>5.339</text:p>
          </table:table-cell>
          <table:table-cell office:value-type="float" office:value="25.9079">
            <text:p>25.9079</text:p>
          </table:table-cell>
          <table:table-cell office:value-type="float" office:value="-80.13665">
            <text:p>-80.13665</text:p>
          </table:table-cell>
          <table:table-cell office:value-type="float" office:value="-1.2">
            <text:p>-1.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">
            <text:p>144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6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74">
            <text:p>2.74</text:p>
          </table:table-cell>
          <table:table-cell table:style-name="ce2" office:value-type="float" office:value="11.36">
            <text:p>11.36</text:p>
          </table:table-cell>
          <table:table-cell office:value-type="float" office:value="55455.1">
            <text:p>55455.1</text:p>
          </table:table-cell>
          <table:table-cell table:style-name="ce2" office:value-type="float" office:value="5.34">
            <text:p>5.34</text:p>
          </table:table-cell>
          <table:table-cell office:value-type="float" office:value="-0.38">
            <text:p>-0.38</text:p>
          </table:table-cell>
          <table:table-cell office:value-type="float" office:value="-0.12">
            <text:p>-0.12</text:p>
          </table:table-cell>
          <table:table-cell office:value-type="float" office:value="52214.6">
            <text:p>52214.6</text:p>
          </table:table-cell>
          <table:table-cell table:number-columns-repeated="2" office:value-type="float" office:value="99.4">
            <text:p>99.4</text:p>
          </table:table-cell>
          <table:table-cell table:style-name="ce2" office:value-type="float" office:value="6.43">
            <text:p>6.43</text:p>
          </table:table-cell>
          <table:table-cell office:value-type="float" office:value="7.763">
            <text:p>7.763</text:p>
          </table:table-cell>
          <table:table-cell office:value-type="float" office:value="34.52">
            <text:p>34.52</text:p>
          </table:table-cell>
          <table:table-cell office:value-type="float" office:value="52530.3">
            <text:p>52530.3</text:p>
          </table:table-cell>
          <table:table-cell office:value-type="float" office:value="28.86">
            <text:p>28.86</text:p>
          </table:table-cell>
          <table:table-cell office:value-type="float" office:value="79">
            <text:p>79</text:p>
          </table:table-cell>
          <table:table-cell office:value-type="float" office:value="34145">
            <text:p>34145</text:p>
          </table:table-cell>
          <table:table-cell table:style-name="ce2" office:value-type="float" office:value="259.5">
            <text:p>259.5</text:p>
          </table:table-cell>
          <table:table-cell office:value-type="float" office:value="0">
            <text:p>0</text:p>
          </table:table-cell>
          <table:table-cell office:value-type="float" office:value="7.42">
            <text:p>7.42</text:p>
          </table:table-cell>
          <table:table-cell office:value-type="float" office:value="-48.5">
            <text:p>-48.5</text:p>
          </table:table-cell>
          <table:table-cell table:style-name="ce2" office:value-type="float" office:value="27.915">
            <text:p>27.915</text:p>
          </table:table-cell>
          <table:table-cell office:value-type="float" office:value="5.309">
            <text:p>5.309</text:p>
          </table:table-cell>
          <table:table-cell office:value-type="float" office:value="25.9079">
            <text:p>25.9079</text:p>
          </table:table-cell>
          <table:table-cell office:value-type="float" office:value="-80.13665">
            <text:p>-80.13665</text:p>
          </table:table-cell>
          <table:table-cell office:value-type="float" office:value="-1.3">
            <text:p>-1.3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">
            <text:p>144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6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6">
            <text:p>2.6</text:p>
          </table:table-cell>
          <table:table-cell table:style-name="ce2" office:value-type="float" office:value="10.79">
            <text:p>10.79</text:p>
          </table:table-cell>
          <table:table-cell office:value-type="float" office:value="55410.1">
            <text:p>55410.1</text:p>
          </table:table-cell>
          <table:table-cell table:style-name="ce2" office:value-type="float" office:value="5.327">
            <text:p>5.327</text:p>
          </table:table-cell>
          <table:table-cell office:value-type="float" office:value="-0.34">
            <text:p>-0.34</text:p>
          </table:table-cell>
          <table:table-cell office:value-type="float" office:value="-0.11">
            <text:p>-0.11</text:p>
          </table:table-cell>
          <table:table-cell office:value-type="float" office:value="52169.3">
            <text:p>52169.3</text:p>
          </table:table-cell>
          <table:table-cell table:number-columns-repeated="2" office:value-type="float" office:value="99.1">
            <text:p>99.1</text:p>
          </table:table-cell>
          <table:table-cell table:style-name="ce2" office:value-type="float" office:value="6.41">
            <text:p>6.41</text:p>
          </table:table-cell>
          <table:table-cell office:value-type="float" office:value="7.743">
            <text:p>7.743</text:p>
          </table:table-cell>
          <table:table-cell office:value-type="float" office:value="34.49">
            <text:p>34.49</text:p>
          </table:table-cell>
          <table:table-cell office:value-type="float" office:value="52485.1">
            <text:p>52485.1</text:p>
          </table:table-cell>
          <table:table-cell office:value-type="float" office:value="30.33">
            <text:p>30.33</text:p>
          </table:table-cell>
          <table:table-cell office:value-type="float" office:value="83.01">
            <text:p>83.01</text:p>
          </table:table-cell>
          <table:table-cell office:value-type="float" office:value="34115">
            <text:p>34115</text:p>
          </table:table-cell>
          <table:table-cell table:style-name="ce2" office:value-type="float" office:value="252.18">
            <text:p>252.18</text:p>
          </table:table-cell>
          <table:table-cell office:value-type="float" office:value="0">
            <text:p>0</text:p>
          </table:table-cell>
          <table:table-cell office:value-type="float" office:value="7.51">
            <text:p>7.51</text:p>
          </table:table-cell>
          <table:table-cell office:value-type="float" office:value="-54.3">
            <text:p>-54.3</text:p>
          </table:table-cell>
          <table:table-cell table:style-name="ce2" office:value-type="float" office:value="27.918">
            <text:p>27.918</text:p>
          </table:table-cell>
          <table:table-cell office:value-type="float" office:value="5.316">
            <text:p>5.316</text:p>
          </table:table-cell>
          <table:table-cell office:value-type="float" office:value="25.90788">
            <text:p>25.90788</text:p>
          </table:table-cell>
          <table:table-cell office:value-type="float" office:value="-80.13664">
            <text:p>-80.13664</text:p>
          </table:table-cell>
          <table:table-cell office:value-type="float" office:value="-1.4">
            <text:p>-1.4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8">
            <text:p>1446.8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7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57">
            <text:p>2.57</text:p>
          </table:table-cell>
          <table:table-cell table:style-name="ce2" office:value-type="float" office:value="10.65">
            <text:p>10.65</text:p>
          </table:table-cell>
          <table:table-cell office:value-type="float" office:value="55416.1">
            <text:p>55416.1</text:p>
          </table:table-cell>
          <table:table-cell table:style-name="ce2" office:value-type="float" office:value="5.313">
            <text:p>5.313</text:p>
          </table:table-cell>
          <table:table-cell office:value-type="float" office:value="-0.3">
            <text:p>-0.3</text:p>
          </table:table-cell>
          <table:table-cell office:value-type="float" office:value="-0.09">
            <text:p>-0.09</text:p>
          </table:table-cell>
          <table:table-cell office:value-type="float" office:value="52174.6">
            <text:p>52174.6</text:p>
          </table:table-cell>
          <table:table-cell table:number-columns-repeated="2" office:value-type="float" office:value="98.9">
            <text:p>98.9</text:p>
          </table:table-cell>
          <table:table-cell table:style-name="ce2" office:value-type="float" office:value="6.4">
            <text:p>6.4</text:p>
          </table:table-cell>
          <table:table-cell office:value-type="float" office:value="7.722">
            <text:p>7.722</text:p>
          </table:table-cell>
          <table:table-cell office:value-type="float" office:value="34.49">
            <text:p>34.49</text:p>
          </table:table-cell>
          <table:table-cell office:value-type="float" office:value="52490.4">
            <text:p>52490.4</text:p>
          </table:table-cell>
          <table:table-cell office:value-type="float" office:value="30.75">
            <text:p>30.75</text:p>
          </table:table-cell>
          <table:table-cell office:value-type="float" office:value="84.15">
            <text:p>84.15</text:p>
          </table:table-cell>
          <table:table-cell office:value-type="float" office:value="34119">
            <text:p>34119</text:p>
          </table:table-cell>
          <table:table-cell table:style-name="ce2" office:value-type="float" office:value="247.7">
            <text:p>247.7</text:p>
          </table:table-cell>
          <table:table-cell office:value-type="float" office:value="0">
            <text:p>0</text:p>
          </table:table-cell>
          <table:table-cell office:value-type="float" office:value="7.48">
            <text:p>7.48</text:p>
          </table:table-cell>
          <table:table-cell office:value-type="float" office:value="-52.5">
            <text:p>-52.5</text:p>
          </table:table-cell>
          <table:table-cell table:style-name="ce2" office:value-type="float" office:value="27.918">
            <text:p>27.918</text:p>
          </table:table-cell>
          <table:table-cell office:value-type="float" office:value="5.31">
            <text:p>5.31</text:p>
          </table:table-cell>
          <table:table-cell office:value-type="float" office:value="25.90788">
            <text:p>25.90788</text:p>
          </table:table-cell>
          <table:table-cell office:value-type="float" office:value="-80.13664">
            <text:p>-80.13664</text:p>
          </table:table-cell>
          <table:table-cell office:value-type="float" office:value="-0.9">
            <text:p>-0.9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9">
            <text:p>1446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7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55">
            <text:p>2.55</text:p>
          </table:table-cell>
          <table:table-cell table:style-name="ce2" office:value-type="float" office:value="10.57">
            <text:p>10.57</text:p>
          </table:table-cell>
          <table:table-cell office:value-type="float" office:value="55435.7">
            <text:p>55435.7</text:p>
          </table:table-cell>
          <table:table-cell table:style-name="ce2" office:value-type="float" office:value="5.31">
            <text:p>5.31</text:p>
          </table:table-cell>
          <table:table-cell office:value-type="float" office:value="-0.31">
            <text:p>-0.31</text:p>
          </table:table-cell>
          <table:table-cell office:value-type="float" office:value="-0.09">
            <text:p>-0.09</text:p>
          </table:table-cell>
          <table:table-cell office:value-type="float" office:value="52194.5">
            <text:p>52194.5</text:p>
          </table:table-cell>
          <table:table-cell table:number-columns-repeated="2" office:value-type="float" office:value="98.9">
            <text:p>98.9</text:p>
          </table:table-cell>
          <table:table-cell table:style-name="ce2" office:value-type="float" office:value="6.4">
            <text:p>6.4</text:p>
          </table:table-cell>
          <table:table-cell office:value-type="float" office:value="7.719">
            <text:p>7.719</text:p>
          </table:table-cell>
          <table:table-cell office:value-type="float" office:value="34.51">
            <text:p>34.51</text:p>
          </table:table-cell>
          <table:table-cell office:value-type="float" office:value="52510.2">
            <text:p>52510.2</text:p>
          </table:table-cell>
          <table:table-cell office:value-type="float" office:value="30.73">
            <text:p>30.73</text:p>
          </table:table-cell>
          <table:table-cell office:value-type="float" office:value="84.11">
            <text:p>84.11</text:p>
          </table:table-cell>
          <table:table-cell office:value-type="float" office:value="34132">
            <text:p>34132</text:p>
          </table:table-cell>
          <table:table-cell table:style-name="ce2" office:value-type="float" office:value="246.22">
            <text:p>246.22</text:p>
          </table:table-cell>
          <table:table-cell office:value-type="float" office:value="0">
            <text:p>0</text:p>
          </table:table-cell>
          <table:table-cell office:value-type="float" office:value="7.45">
            <text:p>7.45</text:p>
          </table:table-cell>
          <table:table-cell office:value-type="float" office:value="-50.6">
            <text:p>-50.6</text:p>
          </table:table-cell>
          <table:table-cell table:style-name="ce2" office:value-type="float" office:value="27.917">
            <text:p>27.917</text:p>
          </table:table-cell>
          <table:table-cell office:value-type="float" office:value="5.303">
            <text:p>5.303</text:p>
          </table:table-cell>
          <table:table-cell office:value-type="float" office:value="25.90788">
            <text:p>25.90788</text:p>
          </table:table-cell>
          <table:table-cell office:value-type="float" office:value="-80.13663">
            <text:p>-80.13663</text:p>
          </table:table-cell>
          <table:table-cell office:value-type="float" office:value="-1">
            <text:p>-1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9">
            <text:p>1446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7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57">
            <text:p>2.57</text:p>
          </table:table-cell>
          <table:table-cell table:style-name="ce2" office:value-type="float" office:value="10.66">
            <text:p>10.66</text:p>
          </table:table-cell>
          <table:table-cell office:value-type="float" office:value="55449.6">
            <text:p>55449.6</text:p>
          </table:table-cell>
          <table:table-cell table:style-name="ce2" office:value-type="float" office:value="5.309">
            <text:p>5.309</text:p>
          </table:table-cell>
          <table:table-cell office:value-type="float" office:value="-0.3">
            <text:p>-0.3</text:p>
          </table:table-cell>
          <table:table-cell office:value-type="float" office:value="-0.09">
            <text:p>-0.09</text:p>
          </table:table-cell>
          <table:table-cell office:value-type="float" office:value="52206.3">
            <text:p>52206.3</text:p>
          </table:table-cell>
          <table:table-cell table:number-columns-repeated="2" office:value-type="float" office:value="98.9">
            <text:p>98.9</text:p>
          </table:table-cell>
          <table:table-cell table:style-name="ce2" office:value-type="float" office:value="6.4">
            <text:p>6.4</text:p>
          </table:table-cell>
          <table:table-cell office:value-type="float" office:value="7.717">
            <text:p>7.717</text:p>
          </table:table-cell>
          <table:table-cell office:value-type="float" office:value="34.52">
            <text:p>34.52</text:p>
          </table:table-cell>
          <table:table-cell office:value-type="float" office:value="52522.3">
            <text:p>52522.3</text:p>
          </table:table-cell>
          <table:table-cell office:value-type="float" office:value="30.57">
            <text:p>30.57</text:p>
          </table:table-cell>
          <table:table-cell office:value-type="float" office:value="83.68">
            <text:p>83.68</text:p>
          </table:table-cell>
          <table:table-cell office:value-type="float" office:value="34139">
            <text:p>34139</text:p>
          </table:table-cell>
          <table:table-cell table:style-name="ce2" office:value-type="float" office:value="244.6">
            <text:p>244.6</text:p>
          </table:table-cell>
          <table:table-cell office:value-type="float" office:value="0">
            <text:p>0</text:p>
          </table:table-cell>
          <table:table-cell office:value-type="float" office:value="7.43">
            <text:p>7.43</text:p>
          </table:table-cell>
          <table:table-cell office:value-type="float" office:value="-49.3">
            <text:p>-49.3</text:p>
          </table:table-cell>
          <table:table-cell table:style-name="ce2" office:value-type="float" office:value="27.918">
            <text:p>27.918</text:p>
          </table:table-cell>
          <table:table-cell office:value-type="float" office:value="5.311">
            <text:p>5.311</text:p>
          </table:table-cell>
          <table:table-cell office:value-type="float" office:value="25.90788">
            <text:p>25.90788</text:p>
          </table:table-cell>
          <table:table-cell office:value-type="float" office:value="-80.13663">
            <text:p>-80.13663</text:p>
          </table:table-cell>
          <table:table-cell office:value-type="float" office:value="-0.9">
            <text:p>-0.9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8">
            <text:p>1446.8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7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58">
            <text:p>2.58</text:p>
          </table:table-cell>
          <table:table-cell table:style-name="ce2" office:value-type="float" office:value="10.7">
            <text:p>10.7</text:p>
          </table:table-cell>
          <table:table-cell office:value-type="float" office:value="55450.4">
            <text:p>55450.4</text:p>
          </table:table-cell>
          <table:table-cell table:style-name="ce2" office:value-type="float" office:value="5.308">
            <text:p>5.308</text:p>
          </table:table-cell>
          <table:table-cell office:value-type="float" office:value="-0.31">
            <text:p>-0.31</text:p>
          </table:table-cell>
          <table:table-cell office:value-type="float" office:value="-0.09">
            <text:p>-0.09</text:p>
          </table:table-cell>
          <table:table-cell office:value-type="float" office:value="52198.1">
            <text:p>52198.1</text:p>
          </table:table-cell>
          <table:table-cell table:number-columns-repeated="2" office:value-type="float" office:value="98.9">
            <text:p>98.9</text:p>
          </table:table-cell>
          <table:table-cell table:style-name="ce2" office:value-type="float" office:value="6.4">
            <text:p>6.4</text:p>
          </table:table-cell>
          <table:table-cell office:value-type="float" office:value="7.716">
            <text:p>7.716</text:p>
          </table:table-cell>
          <table:table-cell office:value-type="float" office:value="34.51">
            <text:p>34.51</text:p>
          </table:table-cell>
          <table:table-cell office:value-type="float" office:value="52515">
            <text:p>52515</text:p>
          </table:table-cell>
          <table:table-cell office:value-type="float" office:value="30.64">
            <text:p>30.64</text:p>
          </table:table-cell>
          <table:table-cell office:value-type="float" office:value="83.86">
            <text:p>83.86</text:p>
          </table:table-cell>
          <table:table-cell office:value-type="float" office:value="34135">
            <text:p>34135</text:p>
          </table:table-cell>
          <table:table-cell table:style-name="ce2" office:value-type="float" office:value="244.31">
            <text:p>244.31</text:p>
          </table:table-cell>
          <table:table-cell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-47.8">
            <text:p>-47.8</text:p>
          </table:table-cell>
          <table:table-cell table:style-name="ce2" office:value-type="float" office:value="27.926">
            <text:p>27.926</text:p>
          </table:table-cell>
          <table:table-cell office:value-type="float" office:value="5.308">
            <text:p>5.308</text:p>
          </table:table-cell>
          <table:table-cell office:value-type="float" office:value="25.90787">
            <text:p>25.90787</text:p>
          </table:table-cell>
          <table:table-cell office:value-type="float" office:value="-80.13664">
            <text:p>-80.13664</text:p>
          </table:table-cell>
          <table:table-cell office:value-type="float" office:value="-0.7">
            <text:p>-0.7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8">
            <text:p>1446.8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8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53">
            <text:p>2.53</text:p>
          </table:table-cell>
          <table:table-cell table:style-name="ce2" office:value-type="float" office:value="10.5">
            <text:p>10.5</text:p>
          </table:table-cell>
          <table:table-cell office:value-type="float" office:value="55429">
            <text:p>55429</text:p>
          </table:table-cell>
          <table:table-cell table:style-name="ce2" office:value-type="float" office:value="5.288">
            <text:p>5.288</text:p>
          </table:table-cell>
          <table:table-cell office:value-type="float" office:value="-0.3">
            <text:p>-0.3</text:p>
          </table:table-cell>
          <table:table-cell office:value-type="float" office:value="-0.09">
            <text:p>-0.09</text:p>
          </table:table-cell>
          <table:table-cell office:value-type="float" office:value="52174.6">
            <text:p>52174.6</text:p>
          </table:table-cell>
          <table:table-cell table:number-columns-repeated="2" office:value-type="float" office:value="98.8">
            <text:p>98.8</text:p>
          </table:table-cell>
          <table:table-cell table:style-name="ce2" office:value-type="float" office:value="6.39">
            <text:p>6.39</text:p>
          </table:table-cell>
          <table:table-cell office:value-type="float" office:value="7.686">
            <text:p>7.686</text:p>
          </table:table-cell>
          <table:table-cell office:value-type="float" office:value="34.5">
            <text:p>34.5</text:p>
          </table:table-cell>
          <table:table-cell office:value-type="float" office:value="52491.7">
            <text:p>52491.7</text:p>
          </table:table-cell>
          <table:table-cell office:value-type="float" office:value="31.14">
            <text:p>31.14</text:p>
          </table:table-cell>
          <table:table-cell office:value-type="float" office:value="85.23">
            <text:p>85.23</text:p>
          </table:table-cell>
          <table:table-cell office:value-type="float" office:value="34120">
            <text:p>34120</text:p>
          </table:table-cell>
          <table:table-cell table:style-name="ce2" office:value-type="float" office:value="243.58">
            <text:p>243.58</text:p>
          </table:table-cell>
          <table:table-cell office:value-type="float" office:value="0">
            <text:p>0</text:p>
          </table:table-cell>
          <table:table-cell office:value-type="float" office:value="7.45">
            <text:p>7.45</text:p>
          </table:table-cell>
          <table:table-cell office:value-type="float" office:value="-50.8">
            <text:p>-50.8</text:p>
          </table:table-cell>
          <table:table-cell table:style-name="ce2" office:value-type="float" office:value="27.93">
            <text:p>27.93</text:p>
          </table:table-cell>
          <table:table-cell office:value-type="float" office:value="5.223">
            <text:p>5.223</text:p>
          </table:table-cell>
          <table:table-cell office:value-type="float" office:value="25.90785">
            <text:p>25.90785</text:p>
          </table:table-cell>
          <table:table-cell office:value-type="float" office:value="-80.13665">
            <text:p>-80.13665</text:p>
          </table:table-cell>
          <table:table-cell office:value-type="float" office:value="-0.8">
            <text:p>-0.8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7">
            <text:p>1446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8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2.52">
            <text:p>2.52</text:p>
          </table:table-cell>
          <table:table-cell table:style-name="ce2" office:value-type="float" office:value="10.46">
            <text:p>10.46</text:p>
          </table:table-cell>
          <table:table-cell office:value-type="float" office:value="55402.7">
            <text:p>55402.7</text:p>
          </table:table-cell>
          <table:table-cell table:style-name="ce2" office:value-type="float" office:value="5.237">
            <text:p>5.237</text:p>
          </table:table-cell>
          <table:table-cell office:value-type="float" office:value="-0.32">
            <text:p>-0.32</text:p>
          </table:table-cell>
          <table:table-cell office:value-type="float" office:value="-0.1">
            <text:p>-0.1</text:p>
          </table:table-cell>
          <table:table-cell office:value-type="float" office:value="52150.2">
            <text:p>52150.2</text:p>
          </table:table-cell>
          <table:table-cell table:number-columns-repeated="2" office:value-type="float" office:value="99.5">
            <text:p>99.5</text:p>
          </table:table-cell>
          <table:table-cell table:style-name="ce2" office:value-type="float" office:value="6.43">
            <text:p>6.43</text:p>
          </table:table-cell>
          <table:table-cell office:value-type="float" office:value="7.613">
            <text:p>7.613</text:p>
          </table:table-cell>
          <table:table-cell office:value-type="float" office:value="34.48">
            <text:p>34.48</text:p>
          </table:table-cell>
          <table:table-cell office:value-type="float" office:value="52467.1">
            <text:p>52467.1</text:p>
          </table:table-cell>
          <table:table-cell office:value-type="float" office:value="30.82">
            <text:p>30.82</text:p>
          </table:table-cell>
          <table:table-cell office:value-type="float" office:value="84.36">
            <text:p>84.36</text:p>
          </table:table-cell>
          <table:table-cell office:value-type="float" office:value="34104">
            <text:p>34104</text:p>
          </table:table-cell>
          <table:table-cell table:style-name="ce2" office:value-type="float" office:value="242.66">
            <text:p>242.66</text:p>
          </table:table-cell>
          <table:table-cell office:value-type="float" office:value="0">
            <text:p>0</text:p>
          </table:table-cell>
          <table:table-cell office:value-type="float" office:value="7.51">
            <text:p>7.51</text:p>
          </table:table-cell>
          <table:table-cell office:value-type="float" office:value="-54.1">
            <text:p>-54.1</text:p>
          </table:table-cell>
          <table:table-cell table:style-name="ce2" office:value-type="float" office:value="27.929">
            <text:p>27.929</text:p>
          </table:table-cell>
          <table:table-cell office:value-type="float" office:value="5.135">
            <text:p>5.135</text:p>
          </table:table-cell>
          <table:table-cell office:value-type="float" office:value="25.90783">
            <text:p>25.90783</text:p>
          </table:table-cell>
          <table:table-cell office:value-type="float" office:value="-80.13667">
            <text:p>-80.13667</text:p>
          </table:table-cell>
          <table:table-cell office:value-type="float" office:value="-1.3">
            <text:p>-1.3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8">
            <text:p>1446.8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8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5.66">
            <text:p>15.66</text:p>
          </table:table-cell>
          <table:table-cell table:style-name="ce2" office:value-type="float" office:value="64.76">
            <text:p>64.76</text:p>
          </table:table-cell>
          <table:table-cell office:value-type="float" office:value="54874.6">
            <text:p>54874.6</text:p>
          </table:table-cell>
          <table:table-cell table:style-name="ce2" office:value-type="float" office:value="5.155">
            <text:p>5.155</text:p>
          </table:table-cell>
          <table:table-cell office:value-type="float" office:value="0.96">
            <text:p>0.96</text:p>
          </table:table-cell>
          <table:table-cell office:value-type="float" office:value="0.33">
            <text:p>0.33</text:p>
          </table:table-cell>
          <table:table-cell office:value-type="float" office:value="51650.6">
            <text:p>51650.6</text:p>
          </table:table-cell>
          <table:table-cell table:number-columns-repeated="2" office:value-type="float" office:value="99.8">
            <text:p>99.8</text:p>
          </table:table-cell>
          <table:table-cell table:style-name="ce2" office:value-type="float" office:value="6.45">
            <text:p>6.45</text:p>
          </table:table-cell>
          <table:table-cell office:value-type="float" office:value="7.493">
            <text:p>7.493</text:p>
          </table:table-cell>
          <table:table-cell office:value-type="float" office:value="34.11">
            <text:p>34.11</text:p>
          </table:table-cell>
          <table:table-cell office:value-type="float" office:value="51964.7">
            <text:p>51964.7</text:p>
          </table:table-cell>
          <table:table-cell office:value-type="float" office:value="105.74">
            <text:p>105.74</text:p>
          </table:table-cell>
          <table:table-cell office:value-type="float" office:value="289.41">
            <text:p>289.41</text:p>
          </table:table-cell>
          <table:table-cell office:value-type="float" office:value="33777">
            <text:p>33777</text:p>
          </table:table-cell>
          <table:table-cell table:style-name="ce2" office:value-type="float" office:value="1527.37">
            <text:p>1527.37</text:p>
          </table:table-cell>
          <table:table-cell office:value-type="float" office:value="0">
            <text:p>0</text:p>
          </table:table-cell>
          <table:table-cell office:value-type="float" office:value="7.85">
            <text:p>7.85</text:p>
          </table:table-cell>
          <table:table-cell office:value-type="float" office:value="-74.8">
            <text:p>-74.8</text:p>
          </table:table-cell>
          <table:table-cell table:style-name="ce2" office:value-type="float" office:value="27.932">
            <text:p>27.932</text:p>
          </table:table-cell>
          <table:table-cell office:value-type="float" office:value="4.855">
            <text:p>4.855</text:p>
          </table:table-cell>
          <table:table-cell office:value-type="float" office:value="25.90782">
            <text:p>25.90782</text:p>
          </table:table-cell>
          <table:table-cell office:value-type="float" office:value="-80.13669">
            <text:p>-80.13669</text:p>
          </table:table-cell>
          <table:table-cell office:value-type="float" office:value="-1.8">
            <text:p>-1.8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8">
            <text:p>1446.8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8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8.82">
            <text:p>8.82</text:p>
          </table:table-cell>
          <table:table-cell table:style-name="ce2" office:value-type="float" office:value="36.48">
            <text:p>36.48</text:p>
          </table:table-cell>
          <table:table-cell office:value-type="float" office:value="55902">
            <text:p>55902</text:p>
          </table:table-cell>
          <table:table-cell table:style-name="ce2" office:value-type="float" office:value="5.049">
            <text:p>5.049</text:p>
          </table:table-cell>
          <table:table-cell office:value-type="float" office:value="13.16">
            <text:p>13.16</text:p>
          </table:table-cell>
          <table:table-cell office:value-type="float" office:value="4.39">
            <text:p>4.39</text:p>
          </table:table-cell>
          <table:table-cell office:value-type="float" office:value="52620.2">
            <text:p>52620.2</text:p>
          </table:table-cell>
          <table:table-cell table:number-columns-repeated="2" office:value-type="float" office:value="97.9">
            <text:p>97.9</text:p>
          </table:table-cell>
          <table:table-cell table:style-name="ce2" office:value-type="float" office:value="6.32">
            <text:p>6.32</text:p>
          </table:table-cell>
          <table:table-cell office:value-type="float" office:value="7.341">
            <text:p>7.341</text:p>
          </table:table-cell>
          <table:table-cell office:value-type="float" office:value="34.83">
            <text:p>34.83</text:p>
          </table:table-cell>
          <table:table-cell office:value-type="float" office:value="52939.9">
            <text:p>52939.9</text:p>
          </table:table-cell>
          <table:table-cell office:value-type="float" office:value="44.35">
            <text:p>44.35</text:p>
          </table:table-cell>
          <table:table-cell office:value-type="float" office:value="121.39">
            <text:p>121.39</text:p>
          </table:table-cell>
          <table:table-cell office:value-type="float" office:value="34411">
            <text:p>34411</text:p>
          </table:table-cell>
          <table:table-cell table:style-name="ce2" office:value-type="float" office:value="1390.31">
            <text:p>1390.31</text:p>
          </table:table-cell>
          <table:table-cell office:value-type="float" office:value="0">
            <text:p>0</text:p>
          </table:table-cell>
          <table:table-cell office:value-type="float" office:value="7.92">
            <text:p>7.92</text:p>
          </table:table-cell>
          <table:table-cell office:value-type="float" office:value="-78.8">
            <text:p>-78.8</text:p>
          </table:table-cell>
          <table:table-cell table:style-name="ce2" office:value-type="float" office:value="27.929">
            <text:p>27.929</text:p>
          </table:table-cell>
          <table:table-cell office:value-type="float" office:value="4.841">
            <text:p>4.841</text:p>
          </table:table-cell>
          <table:table-cell office:value-type="float" office:value="25.90779">
            <text:p>25.90779</text:p>
          </table:table-cell>
          <table:table-cell office:value-type="float" office:value="-80.13669">
            <text:p>-80.13669</text:p>
          </table:table-cell>
          <table:table-cell office:value-type="float" office:value="-2">
            <text:p>-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7">
            <text:p>1446.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9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2.43">
            <text:p>12.43</text:p>
          </table:table-cell>
          <table:table-cell table:style-name="ce2" office:value-type="float" office:value="51.43">
            <text:p>51.43</text:p>
          </table:table-cell>
          <table:table-cell office:value-type="float" office:value="56129.8">
            <text:p>56129.8</text:p>
          </table:table-cell>
          <table:table-cell table:style-name="ce2" office:value-type="float" office:value="5.011">
            <text:p>5.011</text:p>
          </table:table-cell>
          <table:table-cell office:value-type="float" office:value="8.37">
            <text:p>8.37</text:p>
          </table:table-cell>
          <table:table-cell office:value-type="float" office:value="2.8">
            <text:p>2.8</text:p>
          </table:table-cell>
          <table:table-cell office:value-type="float" office:value="52835.1">
            <text:p>52835.1</text:p>
          </table:table-cell>
          <table:table-cell table:number-columns-repeated="2" office:value-type="float" office:value="99.6">
            <text:p>99.6</text:p>
          </table:table-cell>
          <table:table-cell table:style-name="ce2" office:value-type="float" office:value="6.42">
            <text:p>6.42</text:p>
          </table:table-cell>
          <table:table-cell office:value-type="float" office:value="7.287">
            <text:p>7.287</text:p>
          </table:table-cell>
          <table:table-cell office:value-type="float" office:value="34.99">
            <text:p>34.99</text:p>
          </table:table-cell>
          <table:table-cell office:value-type="float" office:value="53156.1">
            <text:p>53156.1</text:p>
          </table:table-cell>
          <table:table-cell office:value-type="float" office:value="107.12">
            <text:p>107.12</text:p>
          </table:table-cell>
          <table:table-cell office:value-type="float" office:value="293.19">
            <text:p>293.19</text:p>
          </table:table-cell>
          <table:table-cell office:value-type="float" office:value="34551">
            <text:p>34551</text:p>
          </table:table-cell>
          <table:table-cell table:style-name="ce2" office:value-type="float" office:value="323.88">
            <text:p>323.88</text:p>
          </table:table-cell>
          <table:table-cell office:value-type="float" office:value="0">
            <text:p>0</text:p>
          </table:table-cell>
          <table:table-cell office:value-type="float" office:value="7.94">
            <text:p>7.94</text:p>
          </table:table-cell>
          <table:table-cell office:value-type="float" office:value="-80.5">
            <text:p>-80.5</text:p>
          </table:table-cell>
          <table:table-cell table:style-name="ce2" office:value-type="float" office:value="27.929">
            <text:p>27.929</text:p>
          </table:table-cell>
          <table:table-cell office:value-type="float" office:value="5.163">
            <text:p>5.163</text:p>
          </table:table-cell>
          <table:table-cell office:value-type="float" office:value="25.90778">
            <text:p>25.90778</text:p>
          </table:table-cell>
          <table:table-cell office:value-type="float" office:value="-80.1367">
            <text:p>-80.1367</text:p>
          </table:table-cell>
          <table:table-cell office:value-type="float" office:value="-2.1">
            <text:p>-2.1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9">
            <text:p>1446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9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0.39">
            <text:p>10.39</text:p>
          </table:table-cell>
          <table:table-cell table:style-name="ce2" office:value-type="float" office:value="42.97">
            <text:p>42.97</text:p>
          </table:table-cell>
          <table:table-cell office:value-type="float" office:value="56031.8">
            <text:p>56031.8</text:p>
          </table:table-cell>
          <table:table-cell table:style-name="ce2" office:value-type="float" office:value="5.061">
            <text:p>5.061</text:p>
          </table:table-cell>
          <table:table-cell office:value-type="float" office:value="0.48">
            <text:p>0.48</text:p>
          </table:table-cell>
          <table:table-cell office:value-type="float" office:value="0.17">
            <text:p>0.17</text:p>
          </table:table-cell>
          <table:table-cell office:value-type="float" office:value="52736.9">
            <text:p>52736.9</text:p>
          </table:table-cell>
          <table:table-cell table:number-columns-repeated="2" office:value-type="float" office:value="100.8">
            <text:p>100.8</text:p>
          </table:table-cell>
          <table:table-cell table:style-name="ce2" office:value-type="float" office:value="6.5">
            <text:p>6.5</text:p>
          </table:table-cell>
          <table:table-cell office:value-type="float" office:value="7.358">
            <text:p>7.358</text:p>
          </table:table-cell>
          <table:table-cell office:value-type="float" office:value="34.91">
            <text:p>34.91</text:p>
          </table:table-cell>
          <table:table-cell office:value-type="float" office:value="53058">
            <text:p>53058</text:p>
          </table:table-cell>
          <table:table-cell office:value-type="float" office:value="65.46">
            <text:p>65.46</text:p>
          </table:table-cell>
          <table:table-cell office:value-type="float" office:value="179.17">
            <text:p>179.17</text:p>
          </table:table-cell>
          <table:table-cell office:value-type="float" office:value="34488">
            <text:p>34488</text:p>
          </table:table-cell>
          <table:table-cell table:style-name="ce2" office:value-type="float" office:value="342.49">
            <text:p>342.49</text:p>
          </table:table-cell>
          <table:table-cell office:value-type="float" office:value="0">
            <text:p>0</text:p>
          </table:table-cell>
          <table:table-cell office:value-type="float" office:value="7.93">
            <text:p>7.93</text:p>
          </table:table-cell>
          <table:table-cell office:value-type="float" office:value="-79.5">
            <text:p>-79.5</text:p>
          </table:table-cell>
          <table:table-cell table:style-name="ce2" office:value-type="float" office:value="27.935">
            <text:p>27.935</text:p>
          </table:table-cell>
          <table:table-cell office:value-type="float" office:value="5.04">
            <text:p>5.04</text:p>
          </table:table-cell>
          <table:table-cell office:value-type="float" office:value="25.90778">
            <text:p>25.90778</text:p>
          </table:table-cell>
          <table:table-cell office:value-type="float" office:value="-80.13674">
            <text:p>-80.13674</text:p>
          </table:table-cell>
          <table:table-cell office:value-type="float" office:value="-1.7">
            <text:p>-1.7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9">
            <text:p>1446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9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4">
            <text:p>4</text:p>
          </table:table-cell>
          <table:table-cell table:style-name="ce2" office:value-type="float" office:value="16.58">
            <text:p>16.58</text:p>
          </table:table-cell>
          <table:table-cell office:value-type="float" office:value="56017.9">
            <text:p>56017.9</text:p>
          </table:table-cell>
          <table:table-cell table:style-name="ce2" office:value-type="float" office:value="5.059">
            <text:p>5.059</text:p>
          </table:table-cell>
          <table:table-cell office:value-type="float" office:value="3.9">
            <text:p>3.9</text:p>
          </table:table-cell>
          <table:table-cell office:value-type="float" office:value="1.31">
            <text:p>1.31</text:p>
          </table:table-cell>
          <table:table-cell office:value-type="float" office:value="52716.8">
            <text:p>52716.8</text:p>
          </table:table-cell>
          <table:table-cell table:number-columns-repeated="2" office:value-type="float" office:value="99.7">
            <text:p>99.7</text:p>
          </table:table-cell>
          <table:table-cell table:style-name="ce2" office:value-type="float" office:value="6.43">
            <text:p>6.43</text:p>
          </table:table-cell>
          <table:table-cell office:value-type="float" office:value="7.356">
            <text:p>7.356</text:p>
          </table:table-cell>
          <table:table-cell office:value-type="float" office:value="34.9">
            <text:p>34.9</text:p>
          </table:table-cell>
          <table:table-cell office:value-type="float" office:value="53038.5">
            <text:p>53038.5</text:p>
          </table:table-cell>
          <table:table-cell office:value-type="float" office:value="12.72">
            <text:p>12.72</text:p>
          </table:table-cell>
          <table:table-cell office:value-type="float" office:value="34.83">
            <text:p>34.83</text:p>
          </table:table-cell>
          <table:table-cell office:value-type="float" office:value="34475">
            <text:p>34475</text:p>
          </table:table-cell>
          <table:table-cell table:style-name="ce2" office:value-type="float" office:value="1002.02">
            <text:p>1002.02</text:p>
          </table:table-cell>
          <table:table-cell office:value-type="float" office:value="0">
            <text:p>0</text:p>
          </table:table-cell>
          <table:table-cell office:value-type="float" office:value="7.94">
            <text:p>7.94</text:p>
          </table:table-cell>
          <table:table-cell office:value-type="float" office:value="-80">
            <text:p>-80</text:p>
          </table:table-cell>
          <table:table-cell table:style-name="ce2" office:value-type="float" office:value="27.941">
            <text:p>27.941</text:p>
          </table:table-cell>
          <table:table-cell office:value-type="float" office:value="4.912">
            <text:p>4.912</text:p>
          </table:table-cell>
          <table:table-cell office:value-type="float" office:value="25.90776">
            <text:p>25.90776</text:p>
          </table:table-cell>
          <table:table-cell office:value-type="float" office:value="-80.13674">
            <text:p>-80.13674</text:p>
          </table:table-cell>
          <table:table-cell office:value-type="float" office:value="-2.3">
            <text:p>-2.3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9">
            <text:p>1446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39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92">
            <text:p>0.92</text:p>
          </table:table-cell>
          <table:table-cell table:style-name="ce2" office:value-type="float" office:value="3.83">
            <text:p>3.83</text:p>
          </table:table-cell>
          <table:table-cell office:value-type="float" office:value="56176">
            <text:p>56176</text:p>
          </table:table-cell>
          <table:table-cell table:style-name="ce2" office:value-type="float" office:value="4.923">
            <text:p>4.923</text:p>
          </table:table-cell>
          <table:table-cell office:value-type="float" office:value="9.23">
            <text:p>9.23</text:p>
          </table:table-cell>
          <table:table-cell office:value-type="float" office:value="3.08">
            <text:p>3.08</text:p>
          </table:table-cell>
          <table:table-cell office:value-type="float" office:value="52872">
            <text:p>52872</text:p>
          </table:table-cell>
          <table:table-cell table:number-columns-repeated="2" office:value-type="float" office:value="99.5">
            <text:p>99.5</text:p>
          </table:table-cell>
          <table:table-cell table:style-name="ce2" office:value-type="float" office:value="6.41">
            <text:p>6.41</text:p>
          </table:table-cell>
          <table:table-cell office:value-type="float" office:value="7.16">
            <text:p>7.16</text:p>
          </table:table-cell>
          <table:table-cell office:value-type="float" office:value="35.02">
            <text:p>35.02</text:p>
          </table:table-cell>
          <table:table-cell office:value-type="float" office:value="53193.9">
            <text:p>53193.9</text:p>
          </table:table-cell>
          <table:table-cell office:value-type="float" office:value="8.01">
            <text:p>8.01</text:p>
          </table:table-cell>
          <table:table-cell office:value-type="float" office:value="21.93">
            <text:p>21.93</text:p>
          </table:table-cell>
          <table:table-cell office:value-type="float" office:value="34576">
            <text:p>34576</text:p>
          </table:table-cell>
          <table:table-cell table:style-name="ce2" office:value-type="float" office:value="498.23">
            <text:p>498.23</text:p>
          </table:table-cell>
          <table:table-cell office:value-type="float" office:value="0">
            <text:p>0</text:p>
          </table:table-cell>
          <table:table-cell office:value-type="float" office:value="7.94">
            <text:p>7.94</text:p>
          </table:table-cell>
          <table:table-cell office:value-type="float" office:value="-80.3">
            <text:p>-80.3</text:p>
          </table:table-cell>
          <table:table-cell table:style-name="ce2" office:value-type="float" office:value="27.935">
            <text:p>27.935</text:p>
          </table:table-cell>
          <table:table-cell office:value-type="float" office:value="4.623">
            <text:p>4.623</text:p>
          </table:table-cell>
          <table:table-cell office:value-type="float" office:value="25.90774">
            <text:p>25.90774</text:p>
          </table:table-cell>
          <table:table-cell office:value-type="float" office:value="-80.13675">
            <text:p>-80.13675</text:p>
          </table:table-cell>
          <table:table-cell office:value-type="float" office:value="-2.6">
            <text:p>-2.6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9">
            <text:p>1446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40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69">
            <text:p>1.69</text:p>
          </table:table-cell>
          <table:table-cell table:style-name="ce2" office:value-type="float" office:value="7.03">
            <text:p>7.03</text:p>
          </table:table-cell>
          <table:table-cell office:value-type="float" office:value="55811.9">
            <text:p>55811.9</text:p>
          </table:table-cell>
          <table:table-cell table:style-name="ce2" office:value-type="float" office:value="3.917">
            <text:p>3.917</text:p>
          </table:table-cell>
          <table:table-cell office:value-type="float" office:value="9.02">
            <text:p>9.02</text:p>
          </table:table-cell>
          <table:table-cell office:value-type="float" office:value="3.02">
            <text:p>3.02</text:p>
          </table:table-cell>
          <table:table-cell office:value-type="float" office:value="52711">
            <text:p>52711</text:p>
          </table:table-cell>
          <table:table-cell table:number-columns-repeated="2" office:value-type="float" office:value="99.1">
            <text:p>99.1</text:p>
          </table:table-cell>
          <table:table-cell table:style-name="ce2" office:value-type="float" office:value="6.41">
            <text:p>6.41</text:p>
          </table:table-cell>
          <table:table-cell office:value-type="float" office:value="5.696">
            <text:p>5.696</text:p>
          </table:table-cell>
          <table:table-cell office:value-type="float" office:value="34.89">
            <text:p>34.89</text:p>
          </table:table-cell>
          <table:table-cell office:value-type="float" office:value="53012.5">
            <text:p>53012.5</text:p>
          </table:table-cell>
          <table:table-cell office:value-type="float" office:value="8.85">
            <text:p>8.85</text:p>
          </table:table-cell>
          <table:table-cell office:value-type="float" office:value="24.23">
            <text:p>24.23</text:p>
          </table:table-cell>
          <table:table-cell office:value-type="float" office:value="34458">
            <text:p>34458</text:p>
          </table:table-cell>
          <table:table-cell table:style-name="ce2" office:value-type="float" office:value="543.74">
            <text:p>543.74</text:p>
          </table:table-cell>
          <table:table-cell office:value-type="float" office:value="0">
            <text:p>0</text:p>
          </table:table-cell>
          <table:table-cell office:value-type="float" office:value="7.95">
            <text:p>7.95</text:p>
          </table:table-cell>
          <table:table-cell office:value-type="float" office:value="-80.7">
            <text:p>-80.7</text:p>
          </table:table-cell>
          <table:table-cell table:style-name="ce2" office:value-type="float" office:value="27.765">
            <text:p>27.765</text:p>
          </table:table-cell>
          <table:table-cell office:value-type="float" office:value="3.989">
            <text:p>3.989</text:p>
          </table:table-cell>
          <table:table-cell office:value-type="float" office:value="25.90771">
            <text:p>25.90771</text:p>
          </table:table-cell>
          <table:table-cell office:value-type="float" office:value="-80.13677">
            <text:p>-80.13677</text:p>
          </table:table-cell>
          <table:table-cell office:value-type="float" office:value="-1.6">
            <text:p>-1.6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9">
            <text:p>1446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40:2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69">
            <text:p>0.69</text:p>
          </table:table-cell>
          <table:table-cell table:style-name="ce2" office:value-type="float" office:value="2.88">
            <text:p>2.88</text:p>
          </table:table-cell>
          <table:table-cell office:value-type="float" office:value="55757.7">
            <text:p>55757.7</text:p>
          </table:table-cell>
          <table:table-cell table:style-name="ce2" office:value-type="float" office:value="3.956">
            <text:p>3.956</text:p>
          </table:table-cell>
          <table:table-cell office:value-type="float" office:value="7.83">
            <text:p>7.83</text:p>
          </table:table-cell>
          <table:table-cell office:value-type="float" office:value="2.62">
            <text:p>2.62</text:p>
          </table:table-cell>
          <table:table-cell office:value-type="float" office:value="52706.6">
            <text:p>52706.6</text:p>
          </table:table-cell>
          <table:table-cell table:number-columns-repeated="2" office:value-type="float" office:value="98.9">
            <text:p>98.9</text:p>
          </table:table-cell>
          <table:table-cell table:style-name="ce2" office:value-type="float" office:value="6.41">
            <text:p>6.41</text:p>
          </table:table-cell>
          <table:table-cell office:value-type="float" office:value="5.753">
            <text:p>5.753</text:p>
          </table:table-cell>
          <table:table-cell office:value-type="float" office:value="34.88">
            <text:p>34.88</text:p>
          </table:table-cell>
          <table:table-cell office:value-type="float" office:value="53003.1">
            <text:p>53003.1</text:p>
          </table:table-cell>
          <table:table-cell office:value-type="float" office:value="2.53">
            <text:p>2.53</text:p>
          </table:table-cell>
          <table:table-cell office:value-type="float" office:value="6.94">
            <text:p>6.94</text:p>
          </table:table-cell>
          <table:table-cell office:value-type="float" office:value="34452">
            <text:p>34452</text:p>
          </table:table-cell>
          <table:table-cell table:style-name="ce2" office:value-type="float" office:value="122.12">
            <text:p>122.12</text:p>
          </table:table-cell>
          <table:table-cell office:value-type="float" office:value="0">
            <text:p>0</text:p>
          </table:table-cell>
          <table:table-cell office:value-type="float" office:value="7.95">
            <text:p>7.95</text:p>
          </table:table-cell>
          <table:table-cell office:value-type="float" office:value="-80.9">
            <text:p>-80.9</text:p>
          </table:table-cell>
          <table:table-cell table:style-name="ce2" office:value-type="float" office:value="27.72">
            <text:p>27.72</text:p>
          </table:table-cell>
          <table:table-cell office:value-type="float" office:value="3.827">
            <text:p>3.827</text:p>
          </table:table-cell>
          <table:table-cell office:value-type="float" office:value="25.90769">
            <text:p>25.90769</text:p>
          </table:table-cell>
          <table:table-cell office:value-type="float" office:value="-80.13679">
            <text:p>-80.13679</text:p>
          </table:table-cell>
          <table:table-cell office:value-type="float" office:value="-1.2">
            <text:p>-1.2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9">
            <text:p>1446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40:4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1.36">
            <text:p>1.36</text:p>
          </table:table-cell>
          <table:table-cell table:style-name="ce2" office:value-type="float" office:value="5.65">
            <text:p>5.65</text:p>
          </table:table-cell>
          <table:table-cell office:value-type="float" office:value="55183">
            <text:p>55183</text:p>
          </table:table-cell>
          <table:table-cell table:style-name="ce2" office:value-type="float" office:value="2.995">
            <text:p>2.995</text:p>
          </table:table-cell>
          <table:table-cell office:value-type="float" office:value="8.15">
            <text:p>8.15</text:p>
          </table:table-cell>
          <table:table-cell office:value-type="float" office:value="2.72">
            <text:p>2.72</text:p>
          </table:table-cell>
          <table:table-cell office:value-type="float" office:value="52422.3">
            <text:p>52422.3</text:p>
          </table:table-cell>
          <table:table-cell table:number-columns-repeated="2" office:value-type="float" office:value="100.1">
            <text:p>100.1</text:p>
          </table:table-cell>
          <table:table-cell table:style-name="ce2" office:value-type="float" office:value="6.52">
            <text:p>6.52</text:p>
          </table:table-cell>
          <table:table-cell office:value-type="float" office:value="4.355">
            <text:p>4.355</text:p>
          </table:table-cell>
          <table:table-cell office:value-type="float" office:value="34.66">
            <text:p>34.66</text:p>
          </table:table-cell>
          <table:table-cell office:value-type="float" office:value="52689.7">
            <text:p>52689.7</text:p>
          </table:table-cell>
          <table:table-cell office:value-type="float" office:value="4.27">
            <text:p>4.27</text:p>
          </table:table-cell>
          <table:table-cell office:value-type="float" office:value="11.71">
            <text:p>11.71</text:p>
          </table:table-cell>
          <table:table-cell office:value-type="float" office:value="34248">
            <text:p>34248</text:p>
          </table:table-cell>
          <table:table-cell table:style-name="ce2" office:value-type="float" office:value="128.68">
            <text:p>128.68</text:p>
          </table:table-cell>
          <table:table-cell office:value-type="float" office:value="0">
            <text:p>0</text:p>
          </table:table-cell>
          <table:table-cell office:value-type="float" office:value="7.96">
            <text:p>7.96</text:p>
          </table:table-cell>
          <table:table-cell office:value-type="float" office:value="-81.3">
            <text:p>-81.3</text:p>
          </table:table-cell>
          <table:table-cell table:style-name="ce2" office:value-type="float" office:value="27.477">
            <text:p>27.477</text:p>
          </table:table-cell>
          <table:table-cell office:value-type="float" office:value="2.928">
            <text:p>2.928</text:p>
          </table:table-cell>
          <table:table-cell office:value-type="float" office:value="25.90768">
            <text:p>25.90768</text:p>
          </table:table-cell>
          <table:table-cell office:value-type="float" office:value="-80.13682">
            <text:p>-80.13682</text:p>
          </table:table-cell>
          <table:table-cell office:value-type="float" office:value="-1.5">
            <text:p>-1.5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7">
            <text:p>1447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</table:table-cell>
          <table:table-cell office:value-type="string">
            <text:p>12:40:57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58">
            <text:p>0.58</text:p>
          </table:table-cell>
          <table:table-cell table:style-name="ce2" office:value-type="float" office:value="2.44">
            <text:p>2.44</text:p>
          </table:table-cell>
          <table:table-cell office:value-type="float" office:value="55121.8">
            <text:p>55121.8</text:p>
          </table:table-cell>
          <table:table-cell table:style-name="ce2" office:value-type="float" office:value="1.913">
            <text:p>1.913</text:p>
          </table:table-cell>
          <table:table-cell office:value-type="float" office:value="8">
            <text:p>8</text:p>
          </table:table-cell>
          <table:table-cell office:value-type="float" office:value="2.67">
            <text:p>2.67</text:p>
          </table:table-cell>
          <table:table-cell office:value-type="float" office:value="52272.1">
            <text:p>52272.1</text:p>
          </table:table-cell>
          <table:table-cell table:number-columns-repeated="2" office:value-type="float" office:value="101.6">
            <text:p>101.6</text:p>
          </table:table-cell>
          <table:table-cell table:style-name="ce2" office:value-type="float" office:value="6.61">
            <text:p>6.61</text:p>
          </table:table-cell>
          <table:table-cell office:value-type="float" office:value="2.781">
            <text:p>2.781</text:p>
          </table:table-cell>
          <table:table-cell office:value-type="float" office:value="34.55">
            <text:p>34.55</text:p>
          </table:table-cell>
          <table:table-cell office:value-type="float" office:value="52548.4">
            <text:p>52548.4</text:p>
          </table:table-cell>
          <table:table-cell office:value-type="float" office:value="1.73">
            <text:p>1.73</text:p>
          </table:table-cell>
          <table:table-cell office:value-type="float" office:value="4.75">
            <text:p>4.75</text:p>
          </table:table-cell>
          <table:table-cell office:value-type="float" office:value="34156">
            <text:p>34156</text:p>
          </table:table-cell>
          <table:table-cell table:style-name="ce2" office:value-type="float" office:value="277.95">
            <text:p>277.95</text:p>
          </table:table-cell>
          <table:table-cell office:value-type="float" office:value="0">
            <text:p>0</text:p>
          </table:table-cell>
          <table:table-cell office:value-type="float" office:value="7.96">
            <text:p>7.96</text:p>
          </table:table-cell>
          <table:table-cell office:value-type="float" office:value="-81.5">
            <text:p>-81.5</text:p>
          </table:table-cell>
          <table:table-cell table:style-name="ce2" office:value-type="float" office:value="27.565">
            <text:p>27.565</text:p>
          </table:table-cell>
          <table:table-cell office:value-type="float" office:value="1.936">
            <text:p>1.936</text:p>
          </table:table-cell>
          <table:table-cell office:value-type="float" office:value="25.90766">
            <text:p>25.90766</text:p>
          </table:table-cell>
          <table:table-cell office:value-type="float" office:value="-80.13685">
            <text:p>-80.13685</text:p>
          </table:table-cell>
          <table:table-cell office:value-type="float" office:value="-1.5">
            <text:p>-1.5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9">
            <text:p>1446.9</text:p>
          </table:table-cell>
          <table:table-cell table:number-columns-repeated="992"/>
        </table:table-row>
        <table:table-row table:style-name="ro2">
          <table:table-cell office:value-type="string">
            <text:p>10/7/22</text:p>
            <draw:frame table:end-cell-address="Sheet1.F65" table:end-x="0.5988in" table:end-y="0.1535in" draw:z-index="0" draw:style-name="gr1" draw:text-style-name="P1" svg:width="6.2953in" svg:height="3.5823in" svg:x="0.0075in" svg:y="0.1598in">
              <draw:object draw:notify-on-update-of-ranges="Sheet1.H3:Sheet1.H20 Sheet1.F1:Sheet1.F1 Sheet1.F3:Sheet1.F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12:41:12</text:p>
          </table:table-cell>
          <table:table-cell office:value-type="float" office:value="0">
            <text:p>0</text:p>
          </table:table-cell>
          <table:table-cell office:value-type="string">
            <text:p>&lt;None&gt;</text:p>
          </table:table-cell>
          <table:table-cell office:value-type="float" office:value="0.39">
            <text:p>0.39</text:p>
          </table:table-cell>
          <table:table-cell table:style-name="ce2" office:value-type="float" office:value="1.67">
            <text:p>1.67</text:p>
          </table:table-cell>
          <table:table-cell office:value-type="float" office:value="53478.3">
            <text:p>53478.3</text:p>
          </table:table-cell>
          <table:table-cell table:style-name="ce2" office:value-type="float" office:value="1.036">
            <text:p>1.036</text:p>
          </table:table-cell>
          <table:table-cell office:value-type="float" office:value="9.98">
            <text:p>9.98</text:p>
          </table:table-cell>
          <table:table-cell office:value-type="float" office:value="3.33">
            <text:p>3.33</text:p>
          </table:table-cell>
          <table:table-cell office:value-type="float" office:value="50503">
            <text:p>50503</text:p>
          </table:table-cell>
          <table:table-cell table:number-columns-repeated="2" office:value-type="float" office:value="97">
            <text:p>97</text:p>
          </table:table-cell>
          <table:table-cell table:style-name="ce2" office:value-type="float" office:value="6.33">
            <text:p>6.33</text:p>
          </table:table-cell>
          <table:table-cell office:value-type="float" office:value="1.504">
            <text:p>1.504</text:p>
          </table:table-cell>
          <table:table-cell office:value-type="float" office:value="33.25">
            <text:p>33.25</text:p>
          </table:table-cell>
          <table:table-cell office:value-type="float" office:value="50792.3">
            <text:p>50792.3</text:p>
          </table:table-cell>
          <table:table-cell office:value-type="float" office:value="1.29">
            <text:p>1.29</text:p>
          </table:table-cell>
          <table:table-cell office:value-type="float" office:value="3.54">
            <text:p>3.54</text:p>
          </table:table-cell>
          <table:table-cell office:value-type="float" office:value="33015">
            <text:p>33015</text:p>
          </table:table-cell>
          <table:table-cell table:style-name="ce2" office:value-type="float" office:value="8.02">
            <text:p>8.02</text:p>
          </table:table-cell>
          <table:table-cell office:value-type="float" office:value="0">
            <text:p>0</text:p>
          </table:table-cell>
          <table:table-cell office:value-type="float" office:value="7.89">
            <text:p>7.89</text:p>
          </table:table-cell>
          <table:table-cell office:value-type="float" office:value="-77">
            <text:p>-77</text:p>
          </table:table-cell>
          <table:table-cell table:style-name="ce2" office:value-type="float" office:value="27.771">
            <text:p>27.771</text:p>
          </table:table-cell>
          <table:table-cell office:value-type="float" office:value="1.017">
            <text:p>1.017</text:p>
          </table:table-cell>
          <table:table-cell office:value-type="float" office:value="25.90763">
            <text:p>25.90763</text:p>
          </table:table-cell>
          <table:table-cell office:value-type="float" office:value="-80.13687">
            <text:p>-80.13687</text:p>
          </table:table-cell>
          <table:table-cell office:value-type="float" office:value="-0.1">
            <text:p>-0.1</text:p>
          </table:table-cell>
          <table:table-cell office:value-type="float" office:value="5.83">
            <text:p>5.83</text:p>
          </table:table-cell>
          <table:table-cell office:value-type="float" office:value="12.1">
            <text:p>12.1</text:p>
          </table:table-cell>
          <table:table-cell office:value-type="float" office:value="1446.7">
            <text:p>1446.7</text:p>
          </table:table-cell>
          <table:table-cell table:number-columns-repeated="99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F3:.F20];[.H3:.H20];1;1)" office:value-type="float" office:value="6.78665901462014">
            <text:p>6.7866590146</text:p>
          </table:table-cell>
          <table:table-cell office:value-type="float" office:value="-11.4738279252909">
            <text:p>-11.4738279253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.43768153853124">
            <text:p>1.4376815385</text:p>
          </table:table-cell>
          <table:table-cell office:value-type="float" office:value="5.79109173323084">
            <text:p>5.7910917332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582067207553707">
            <text:p>0.5820672076</text:p>
          </table:table-cell>
          <table:table-cell office:value-type="float" office:value="10.889537951215">
            <text:p>10.8895379512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2.2836673483957">
            <text:p>22.2836673484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642.44266134478">
            <text:p>2642.4426613448</text:p>
          </table:table-cell>
          <table:table-cell office:value-type="float" office:value="1897.31258865522">
            <text:p>1897.3125886552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>
            <draw:frame table:end-cell-address="Sheet1.F86" table:end-x="0.6067in" table:end-y="0.1346in" draw:z-index="1" draw:style-name="gr1" draw:text-style-name="P1" svg:width="6.2941in" svg:height="3.5823in" svg:x="0.0165in" svg:y="0.1409in">
              <draw:object draw:notify-on-update-of-ranges="Sheet1.H3:Sheet1.H20 Sheet1.U1:Sheet1.U1 Sheet1.U3:Sheet1.U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U3:.U20];[.H3:.H20];1;1)" office:value-type="float" office:value="88.8522545220156">
            <text:p>88.852254522</text:p>
          </table:table-cell>
          <table:table-cell office:value-type="float" office:value="-151.6195712588">
            <text:p>-151.6195712588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0.4287804375658">
            <text:p>40.4287804376</text:p>
          </table:table-cell>
          <table:table-cell office:value-type="float" office:value="162.850234841145">
            <text:p>162.8502348411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231880582945637">
            <text:p>0.2318805829</text:p>
          </table:table-cell>
          <table:table-cell office:value-type="float" office:value="306.222711426049">
            <text:p>306.222711426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.83009444203076">
            <text:p>4.830094442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52929.301687842">
            <text:p>452929.301687842</text:p>
          </table:table-cell>
          <table:table-cell office:value-type="float" office:value="1500357.58388994">
            <text:p>1500357.58388994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ce2"/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frame table:end-cell-address="Sheet1.F107" table:end-x="0.598in" table:end-y="0.1142in" draw:z-index="2" draw:style-name="gr1" draw:text-style-name="P1" svg:width="6.2945in" svg:height="3.5886in" svg:x="0.0075in" svg:y="0.1142in">
              <draw:object draw:notify-on-update-of-ranges="Sheet1.H3:Sheet1.H23 Sheet1.N1:Sheet1.N1 Sheet1.N3:Sheet1.N2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N3:.N20];[.H3:.H20];1;1)" office:value-type="float" office:value="0.614633081502032">
            <text:p>0.6146330815</text:p>
          </table:table-cell>
          <table:table-cell office:value-type="float" office:value="5.27844015932086">
            <text:p>5.2784401593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155559595619622">
            <text:p>0.1555595956</text:p>
          </table:table-cell>
          <table:table-cell office:value-type="float" office:value="0.626606007014501">
            <text:p>0.626606007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493851411672435">
            <text:p>0.4938514117</text:p>
          </table:table-cell>
          <table:table-cell office:value-type="float" office:value="1.17826658740163">
            <text:p>1.1782665874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5.6112706208819">
            <text:p>15.6112706209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1.6733166953179">
            <text:p>21.6733166953</text:p>
          </table:table-cell>
          <table:table-cell office:value-type="float" office:value="22.2129944157932">
            <text:p>22.2129944158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frame table:end-cell-address="Sheet1.F128" table:end-x="0.6374in" table:end-y="0.0843in" draw:z-index="3" draw:style-name="gr1" draw:text-style-name="P1" svg:width="6.2945in" svg:height="3.5886in" svg:x="0.0469in" svg:y="0.0843in">
              <draw:object draw:notify-on-update-of-ranges="Sheet1.H3:Sheet1.H20 Sheet1.Y1:Sheet1.Y1 Sheet1.Y3:Sheet1.Y2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6"/>
          <table:table-cell table:number-matrix-columns-spanned="2" table:number-matrix-rows-spanned="5" table:formula="of:=LINEST([.Y3:.Y20];[.H3:.H20];1;1)" office:value-type="float" office:value="0.0357753190717682">
            <text:p>0.0357753191</text:p>
          </table:table-cell>
          <table:table-cell office:value-type="float" office:value="27.6664879520517">
            <text:p>27.6664879521</text:p>
          </table:table-cell>
          <table:table-cell office:value-type="string">
            <text:p>slope</text:p>
          </table:table-cell>
          <table:table-cell office:value-type="string">
            <text:p>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270873568074432">
            <text:p>0.0270873568</text:p>
          </table:table-cell>
          <table:table-cell office:value-type="float" office:value="0.109109955075944">
            <text:p>0.1091099551</text:p>
          </table:table-cell>
          <table:table-cell office:value-type="string">
            <text:p>Δslope</text:p>
          </table:table-cell>
          <table:table-cell office:value-type="string">
            <text:p>Δintercept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983045603414342">
            <text:p>0.0983045603</text:p>
          </table:table-cell>
          <table:table-cell office:value-type="float" office:value="0.205169776509823">
            <text:p>0.2051697765</text:p>
          </table:table-cell>
          <table:table-cell office:value-type="string">
            <text:p>R^2 (RSQ)</text:p>
          </table:table-cell>
          <table:table-cell office:value-type="string">
            <text:p>SE(y)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1.74435058256314">
            <text:p>1.7443505826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string">
            <text:p>DoF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0.0734278049105519">
            <text:p>0.0734278049</text:p>
          </table:table-cell>
          <table:table-cell office:value-type="float" office:value="0.673514195089452">
            <text:p>0.6735141951</text:p>
          </table:table-cell>
          <table:table-cell office:value-type="string">
            <text:p>ss reg</text:p>
          </table:table-cell>
          <table:table-cell office:value-type="string">
            <text:p>ss resid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02/23/2023</text:date>, <text:time>21:5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3T21:51:13.55</dc:date>
    <meta:generator>OpenOffice/4.1.13$Win32 OpenOffice.org_project/4113m1$Build-9810</meta:generator>
    <meta:editing-duration>PT2H13M53S</meta:editing-duration>
    <meta:editing-cycles>8</meta:editing-cycles>
    <meta:document-statistic meta:table-count="1" meta:cell-count="14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svg:stroke-color="#579d1c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1cm" xlink:href=".." xlink:type="simple" chart:class="chart:scatter" chart:style-name="ch1">
        <chart:legend svg:x="2.55cm" svg:y="0.525cm" style:legend-expansion="custom" chartooo:width="3.674cm" chartooo:height="0.607cm" style:legend-expansion-aspect-ratio="6.05271828665568" chart:style-name="ch2"/>
        <chart:plot-area chart:style-name="ch3" table:cell-range-address="Sheet1.H3:Sheet1.H20 Sheet1.F1:Sheet1.F1 Sheet1.F3:Sheet1.F20" chart:data-source-has-labels="row" svg:x="0.78cm" svg:y="0.13cm" svg:width="14.938cm" svg:height="8.358cm">
          <chartooo:coordinate-region svg:x="1.419cm" svg:y="0.335cm" svg:width="14.2cm" svg:height="7.4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20" chart:label-cell-address="Sheet1.F1:Sheet1.F1" chart:class="chart:scatter">
            <chart:domain table:cell-range-address="Sheet1.H3:Sheet1.H20"/>
            <chart:regression-curve chart:style-name="ch7">
              <chart:equation chart:display-r-square="true" svg:x="2.117cm" svg:y="1.998cm"/>
            </chart:regression-curve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hlorophyll ug/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2">
                <text:p>0.452</text:p>
                <draw:g>
                  <svg:desc>Sheet1.H3:Sheet1.H20</svg:desc>
                </draw:g>
              </table:table-cell>
              <table:table-cell office:value-type="float" office:value="1.47">
                <text:p>1.47</text:p>
                <draw:g>
                  <svg:desc>Sheet1.F3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1">
                <text:p>0.8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43">
                <text:p>1.84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6">
                <text:p>1.9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1">
                <text:p>2.83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3">
                <text:p>2.84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21">
                <text:p>3.52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28">
                <text:p>3.52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47">
                <text:p>3.74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1">
                <text:p>4.9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1">
                <text:p>5.11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43">
                <text:p>5.243</text:p>
              </table:table-cell>
              <table:table-cell office:value-type="float" office:value="36.28">
                <text:p>36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16">
                <text:p>5.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84">
                <text:p>5.484</text:p>
              </table:table-cell>
              <table:table-cell office:value-type="float" office:value="39.45">
                <text:p>39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9">
                <text:p>5.499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15">
                <text:p>5.515</text:p>
              </table:table-cell>
              <table:table-cell office:value-type="float" office:value="33.22">
                <text:p>33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26">
                <text:p>5.526</text:p>
              </table:table-cell>
              <table:table-cell office:value-type="float" office:value="34.46">
                <text:p>34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1cm" xlink:href=".." xlink:type="simple" chart:class="chart:scatter" chart:style-name="ch1">
        <chart:legend svg:x="2.058cm" svg:y="1.196cm" style:legend-expansion="custom" chartooo:width="3.321cm" chartooo:height="0.607cm" style:legend-expansion-aspect-ratio="5.47116968698517" chart:style-name="ch2"/>
        <chart:plot-area chart:style-name="ch3" table:cell-range-address="Sheet1.H3:Sheet1.H20 Sheet1.U1:Sheet1.U1 Sheet1.U3:Sheet1.U20" chart:data-source-has-labels="row" svg:x="0.768cm" svg:y="0.202cm" svg:width="14.844cm" svg:height="8.288cm">
          <chartooo:coordinate-region svg:x="1.795cm" svg:y="0.407cm" svg:width="13.718cm" svg:height="7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3:Sheet1.U20" chart:label-cell-address="Sheet1.U1:Sheet1.U1" chart:class="chart:scatter">
            <chart:domain table:cell-range-address="Sheet1.H3:Sheet1.H20"/>
            <chart:regression-curve chart:style-name="ch7">
              <chart:equation chart:display-r-square="true"/>
            </chart:regression-curve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urbidity FNU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2">
                <text:p>0.452</text:p>
                <draw:g>
                  <svg:desc>Sheet1.H3:Sheet1.H20</svg:desc>
                </draw:g>
              </table:table-cell>
              <table:table-cell office:value-type="float" office:value="2.06">
                <text:p>2.06</text:p>
                <draw:g>
                  <svg:desc>Sheet1.U3:Sheet1.U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1">
                <text:p>0.841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43">
                <text:p>1.84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6">
                <text:p>1.9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1">
                <text:p>2.83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3">
                <text:p>2.84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21">
                <text:p>3.52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28">
                <text:p>3.52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47">
                <text:p>3.74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1">
                <text:p>4.91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1">
                <text:p>5.11</text:p>
              </table:table-cell>
              <table:table-cell office:value-type="float" office:value="1426.19">
                <text:p>1426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43">
                <text:p>5.243</text:p>
              </table:table-cell>
              <table:table-cell office:value-type="float" office:value="282.53">
                <text:p>282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16">
                <text:p>5.416</text:p>
              </table:table-cell>
              <table:table-cell office:value-type="float" office:value="240.9">
                <text:p>24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84">
                <text:p>5.484</text:p>
              </table:table-cell>
              <table:table-cell office:value-type="float" office:value="255.76">
                <text:p>255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9">
                <text:p>5.499</text:p>
              </table:table-cell>
              <table:table-cell office:value-type="float" office:value="276.03">
                <text:p>276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15">
                <text:p>5.515</text:p>
              </table:table-cell>
              <table:table-cell office:value-type="float" office:value="279.6">
                <text:p>27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26">
                <text:p>5.526</text:p>
              </table:table-cell>
              <table:table-cell office:value-type="float" office:value="277.47">
                <text:p>277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116cm" xlink:href=".." xlink:type="simple" chart:class="chart:scatter" chart:style-name="ch1">
        <chart:legend svg:x="1.862cm" svg:y="0.55cm" style:legend-expansion="custom" chartooo:width="2.827cm" chartooo:height="0.608cm" style:legend-expansion-aspect-ratio="4.64967105263158" chart:style-name="ch2"/>
        <chart:plot-area chart:style-name="ch3" table:cell-range-address="Sheet1.H3:Sheet1.H23 Sheet1.N1:Sheet1.N1 Sheet1.N3:Sheet1.N20" chart:data-source-has-labels="row" svg:x="0.78cm" svg:y="0.106cm" svg:width="14.866cm" svg:height="8.394cm">
          <chartooo:coordinate-region svg:x="1.419cm" svg:y="0.31cm" svg:width="14.128cm" svg:height="7.5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3:Sheet1.N20" chart:label-cell-address="Sheet1.N1:Sheet1.N1" chart:class="chart:scatter">
            <chart:domain table:cell-range-address="Sheet1.H3:Sheet1.H23"/>
            <chart:regression-curve chart:style-name="ch7">
              <chart:equation chart:display-r-square="true" svg:x="1.608cm" svg:y="1.64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ODO mg/L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2">
                <text:p>0.452</text:p>
                <draw:g>
                  <svg:desc>Sheet1.H3:Sheet1.H23</svg:desc>
                </draw:g>
              </table:table-cell>
              <table:table-cell office:value-type="float" office:value="6.11">
                <text:p>6.11</text:p>
                <draw:g>
                  <svg:desc>Sheet1.N3:Sheet1.N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1">
                <text:p>0.841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43">
                <text:p>1.843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6">
                <text:p>1.996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1">
                <text:p>2.831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3">
                <text:p>2.843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21">
                <text:p>3.521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28">
                <text:p>3.528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47">
                <text:p>3.747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1">
                <text:p>4.91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1">
                <text:p>5.11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43">
                <text:p>5.24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16">
                <text:p>5.416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84">
                <text:p>5.484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9">
                <text:p>5.499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15">
                <text:p>5.51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26">
                <text:p>5.526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/>
              <table:table-cell office:value-type="float" office:value="5.504">
                <text:p>5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66">
                <text:p>5.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1">
                <text:p>5.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svg:stroke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116cm" xlink:href=".." xlink:type="simple" chart:class="chart:scatter" chart:style-name="ch1">
        <chart:legend svg:x="1.959cm" svg:y="0.577cm" style:legend-expansion="custom" chartooo:width="2.522cm" chartooo:height="0.608cm" style:legend-expansion-aspect-ratio="4.14802631578947" chart:style-name="ch2"/>
        <chart:plot-area chart:style-name="ch3" table:cell-range-address="Sheet1.H3:Sheet1.H20 Sheet1.Y1:Sheet1.Y1 Sheet1.Y3:Sheet1.Y20" chart:data-source-has-labels="row" svg:x="0.762cm" svg:y="0.324cm" svg:width="14.757cm" svg:height="8.179cm">
          <chartooo:coordinate-region svg:x="1.701cm" svg:y="0.529cm" svg:width="13.719cm" svg:height="7.3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Y3:Sheet1.Y20" chart:label-cell-address="Sheet1.Y1:Sheet1.Y1" chart:class="chart:scatter">
            <chart:domain table:cell-range-address="Sheet1.H3:Sheet1.H20"/>
            <chart:regression-curve chart:style-name="ch7">
              <chart:equation chart:display-r-square="true" svg:x="1.913cm" svg:y="5.608cm"/>
            </chart:regression-curve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emp °C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2">
                <text:p>0.452</text:p>
                <draw:g>
                  <svg:desc>Sheet1.H3:Sheet1.H20</svg:desc>
                </draw:g>
              </table:table-cell>
              <table:table-cell office:value-type="float" office:value="27.891">
                <text:p>27.891</text:p>
                <draw:g>
                  <svg:desc>Sheet1.Y3:Sheet1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27.846">
                <text:p>27.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1">
                <text:p>0.841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43">
                <text:p>1.843</text:p>
              </table:table-cell>
              <table:table-cell office:value-type="float" office:value="27.901">
                <text:p>27.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6">
                <text:p>1.996</text:p>
              </table:table-cell>
              <table:table-cell office:value-type="float" office:value="27.832">
                <text:p>27.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1">
                <text:p>2.831</text:p>
              </table:table-cell>
              <table:table-cell office:value-type="float" office:value="27.435">
                <text:p>27.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3">
                <text:p>2.843</text:p>
              </table:table-cell>
              <table:table-cell office:value-type="float" office:value="27.406">
                <text:p>27.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21">
                <text:p>3.521</text:p>
              </table:table-cell>
              <table:table-cell office:value-type="float" office:value="27.453">
                <text:p>27.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28">
                <text:p>3.528</text:p>
              </table:table-cell>
              <table:table-cell office:value-type="float" office:value="27.459">
                <text:p>27.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47">
                <text:p>3.747</text:p>
              </table:table-cell>
              <table:table-cell office:value-type="float" office:value="27.726">
                <text:p>27.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1">
                <text:p>4.91</text:p>
              </table:table-cell>
              <table:table-cell office:value-type="float" office:value="27.869">
                <text:p>27.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1">
                <text:p>5.11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43">
                <text:p>5.243</text:p>
              </table:table-cell>
              <table:table-cell office:value-type="float" office:value="27.895">
                <text:p>27.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16">
                <text:p>5.416</text:p>
              </table:table-cell>
              <table:table-cell office:value-type="float" office:value="27.916">
                <text:p>27.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84">
                <text:p>5.484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9">
                <text:p>5.499</text:p>
              </table:table-cell>
              <table:table-cell office:value-type="float" office:value="28.004">
                <text:p>28.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15">
                <text:p>5.515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26">
                <text:p>5.526</text:p>
              </table:table-cell>
              <table:table-cell office:value-type="float" office:value="28.007">
                <text:p>28.0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